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5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4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5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4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4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7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2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6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5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1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3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4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double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9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0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8">
            <text:p>戶籍登記統計表<text:s/></text:p>
          </table:table-cell>
          <table:covered-table-cell table:number-columns-repeated="13"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2">
          <table:table-cell table:number-columns-repeated="12" table:style-name="ce117"/>
          <table:table-cell office:value-type="string" table:number-columns-spanned="2" table:number-rows-spanned="1" table:style-name="ce116">
            <text:p><text:s text:c="5"/>單位︰人；對</text:p>
          </table:table-cell>
          <table:covered-table-cell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3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64">
            <text:p>性別</text:p>
          </table:table-cell>
          <table:table-cell office:value-type="string" table:number-columns-spanned="1" table:number-rows-spanned="2" table:style-name="ce165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0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0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0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0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67">
            <text:p>終止收養</text:p>
          </table:table-cell>
          <table:table-cell office:value-type="string" table:number-columns-spanned="1" table:number-rows-spanned="2" table:style-name="ce167">
            <text:p>監護</text:p>
          </table:table-cell>
          <table:table-cell office:value-type="string" table:number-columns-spanned="1" table:number-rows-spanned="2" table:style-name="ce167">
            <text:p>輔助</text:p>
          </table:table-cell>
          <table:table-cell office:value-type="string" table:number-columns-spanned="1" table:number-rows-spanned="2" table:style-name="ce158">
            <text:p>未成年子女</text:p>
            <text:p>權利義務行使負擔</text:p>
          </table:table-cell>
          <table:table-cell office:value-type="string" table:number-columns-spanned="1" table:number-rows-spanned="2" table:style-name="ce167">
            <text:p>結婚對數</text:p>
          </table:table-cell>
          <table:table-cell office:value-type="string" table:number-columns-spanned="1" table:number-rows-spanned="2" table:style-name="ce169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2">
            <text:p>87 年</text:p>
          </table:table-cell>
          <table:table-cell office:value-type="string" table:style-name="ce61">
            <text:p>計</text:p>
          </table:table-cell>
          <table:table-cell office:value-type="float" office:value="1635617" table:style-name="ce55">
            <text:p><text:s text:c="3"/>1,635,617</text:p>
          </table:table-cell>
          <table:table-cell office:value-type="float" office:value="1598111" table:style-name="ce55">
            <text:p><text:s text:c="3"/>1,598,111</text:p>
          </table:table-cell>
          <table:table-cell office:value-type="float" office:value="271450" table:style-name="ce55">
            <text:p><text:s text:c="3"/>271,450</text:p>
          </table:table-cell>
          <table:table-cell office:value-type="float" office:value="123180" table:style-name="ce55">
            <text:p><text:s text:c="3"/>123,180</text:p>
          </table:table-cell>
          <table:table-cell office:value-type="float" office:value="5340" table:style-name="ce55">
            <text:p><text:s text:c="3"/>5,340</text:p>
          </table:table-cell>
          <table:table-cell office:value-type="float" office:value="4083" table:style-name="ce55">
            <text:p><text:s text:c="3"/>4,083</text:p>
          </table:table-cell>
          <table:table-cell office:value-type="float" office:value="913" table:style-name="ce55">
            <text:p><text:s text:c="3"/>913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55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745645" table:style-name="ce92">
            <text:p><text:s text:c="3"/>745,645</text:p>
          </table:table-cell>
          <table:table-cell office:value-type="float" office:value="730863" table:style-name="ce92">
            <text:p><text:s text:c="3"/>730,863</text:p>
          </table:table-cell>
          <table:table-cell office:value-type="float" office:value="141462" table:style-name="ce92">
            <text:p><text:s text:c="3"/>141,462</text:p>
          </table:table-cell>
          <table:table-cell office:value-type="float" office:value="76600" table:style-name="ce92">
            <text:p><text:s text:c="3"/>76,600</text:p>
          </table:table-cell>
          <table:table-cell office:value-type="float" office:value="2750" table:style-name="ce92">
            <text:p><text:s text:c="3"/>2,750</text:p>
          </table:table-cell>
          <table:table-cell office:value-type="float" office:value="1864" table:style-name="ce92">
            <text:p><text:s text:c="3"/>1,864</text:p>
          </table:table-cell>
          <table:table-cell office:value-type="float" office:value="460" table:style-name="ce92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2">
            <text:p><text:s text:c="3"/>145,976</text:p>
          </table:table-cell>
          <table:table-cell office:value-type="float" office:value="43603" table:style-name="ce91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889972" table:style-name="ce89">
            <text:p><text:s text:c="3"/>889,972</text:p>
          </table:table-cell>
          <table:table-cell office:value-type="float" office:value="867248" table:style-name="ce89">
            <text:p><text:s text:c="3"/>867,248</text:p>
          </table:table-cell>
          <table:table-cell office:value-type="float" office:value="129988" table:style-name="ce89">
            <text:p><text:s text:c="3"/>129,988</text:p>
          </table:table-cell>
          <table:table-cell office:value-type="float" office:value="46580" table:style-name="ce47">
            <text:p><text:s text:c="3"/>46,580</text:p>
          </table:table-cell>
          <table:table-cell office:value-type="float" office:value="2590" table:style-name="ce47">
            <text:p><text:s text:c="3"/>2,590</text:p>
          </table:table-cell>
          <table:table-cell office:value-type="float" office:value="2219" table:style-name="ce47">
            <text:p><text:s text:c="3"/>2,219</text:p>
          </table:table-cell>
          <table:table-cell office:value-type="float" office:value="453" table:style-name="ce47">
            <text:p><text:s text:c="3"/>453</text:p>
          </table:table-cell>
          <table:covered-table-cell/>
          <table:covered-table-cell/>
          <table:covered-table-cell/>
          <table:table-cell table:style-name="ce47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2">
            <text:p>88 年</text:p>
          </table:table-cell>
          <table:table-cell office:value-type="string" table:style-name="ce61">
            <text:p>計</text:p>
          </table:table-cell>
          <table:table-cell office:value-type="float" office:value="1444021" table:style-name="ce55">
            <text:p><text:s text:c="3"/>1,444,021</text:p>
          </table:table-cell>
          <table:table-cell office:value-type="float" office:value="1437773" table:style-name="ce55">
            <text:p><text:s text:c="3"/>1,437,773</text:p>
          </table:table-cell>
          <table:table-cell office:value-type="float" office:value="283661" table:style-name="ce55">
            <text:p><text:s text:c="3"/>283,661</text:p>
          </table:table-cell>
          <table:table-cell office:value-type="float" office:value="126113" table:style-name="ce55">
            <text:p><text:s text:c="3"/>126,113</text:p>
          </table:table-cell>
          <table:table-cell office:value-type="float" office:value="5555" table:style-name="ce55">
            <text:p><text:s text:c="3"/>5,555</text:p>
          </table:table-cell>
          <table:table-cell office:value-type="float" office:value="4042" table:style-name="ce55">
            <text:p><text:s text:c="3"/>4,042</text:p>
          </table:table-cell>
          <table:table-cell office:value-type="float" office:value="1014" table:style-name="ce55">
            <text:p><text:s text:c="3"/>1,014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51"/>
          <table:table-cell table:style-name="ce8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50283" table:style-name="ce92">
            <text:p><text:s text:c="3"/>650,283</text:p>
          </table:table-cell>
          <table:table-cell office:value-type="float" office:value="650932" table:style-name="ce92">
            <text:p><text:s text:c="3"/>650,932</text:p>
          </table:table-cell>
          <table:table-cell office:value-type="float" office:value="148042" table:style-name="ce92">
            <text:p><text:s text:c="3"/>148,042</text:p>
          </table:table-cell>
          <table:table-cell office:value-type="float" office:value="78073" table:style-name="ce92">
            <text:p><text:s text:c="3"/>78,073</text:p>
          </table:table-cell>
          <table:table-cell office:value-type="float" office:value="2902" table:style-name="ce92">
            <text:p><text:s text:c="3"/>2,902</text:p>
          </table:table-cell>
          <table:table-cell office:value-type="float" office:value="1854" table:style-name="ce92">
            <text:p><text:s text:c="3"/>1,854</text:p>
          </table:table-cell>
          <table:table-cell office:value-type="float" office:value="553" table:style-name="ce92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2">
            <text:p><text:s text:c="3"/>173,209</text:p>
          </table:table-cell>
          <table:table-cell office:value-type="float" office:value="49003" table:style-name="ce91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93738" table:style-name="ce89">
            <text:p><text:s text:c="3"/>793,738</text:p>
          </table:table-cell>
          <table:table-cell office:value-type="float" office:value="786841" table:style-name="ce89">
            <text:p><text:s text:c="3"/>786,841</text:p>
          </table:table-cell>
          <table:table-cell office:value-type="float" office:value="135619" table:style-name="ce89">
            <text:p><text:s text:c="3"/>135,619</text:p>
          </table:table-cell>
          <table:table-cell office:value-type="float" office:value="48040" table:style-name="ce89">
            <text:p><text:s text:c="3"/>48,040</text:p>
          </table:table-cell>
          <table:table-cell office:value-type="float" office:value="2653" table:style-name="ce89">
            <text:p><text:s text:c="3"/>2,653</text:p>
          </table:table-cell>
          <table:table-cell office:value-type="float" office:value="2188" table:style-name="ce89">
            <text:p><text:s text:c="3"/>2,188</text:p>
          </table:table-cell>
          <table:table-cell office:value-type="float" office:value="461" table:style-name="ce89">
            <text:p><text:s text:c="3"/>461</text:p>
          </table:table-cell>
          <table:covered-table-cell/>
          <table:covered-table-cell/>
          <table:covered-table-cell/>
          <table:table-cell table:style-name="ce47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2">
            <text:p>89 年</text:p>
          </table:table-cell>
          <table:table-cell office:value-type="string" table:style-name="ce61">
            <text:p>計</text:p>
          </table:table-cell>
          <table:table-cell office:value-type="float" office:value="1381843" table:style-name="ce55">
            <text:p><text:s text:c="3"/>1,381,843</text:p>
          </table:table-cell>
          <table:table-cell office:value-type="float" office:value="1376912" table:style-name="ce55">
            <text:p><text:s text:c="3"/>1,376,912</text:p>
          </table:table-cell>
          <table:table-cell office:value-type="float" office:value="305312" table:style-name="ce55">
            <text:p><text:s text:c="3"/>305,312</text:p>
          </table:table-cell>
          <table:table-cell office:value-type="float" office:value="125958" table:style-name="ce55">
            <text:p><text:s text:c="3"/>125,958</text:p>
          </table:table-cell>
          <table:table-cell office:value-type="float" office:value="6044" table:style-name="ce55">
            <text:p><text:s text:c="3"/>6,044</text:p>
          </table:table-cell>
          <table:table-cell office:value-type="float" office:value="3988" table:style-name="ce55">
            <text:p><text:s text:c="3"/>3,988</text:p>
          </table:table-cell>
          <table:table-cell office:value-type="float" office:value="930" table:style-name="ce55">
            <text:p><text:s text:c="3"/>930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51"/>
          <table:table-cell table:style-name="ce8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22797" table:style-name="ce92">
            <text:p><text:s text:c="3"/>622,797</text:p>
          </table:table-cell>
          <table:table-cell office:value-type="float" office:value="624978" table:style-name="ce92">
            <text:p><text:s text:c="3"/>624,978</text:p>
          </table:table-cell>
          <table:table-cell office:value-type="float" office:value="159726" table:style-name="ce92">
            <text:p><text:s text:c="3"/>159,726</text:p>
          </table:table-cell>
          <table:table-cell office:value-type="float" office:value="78223" table:style-name="ce92">
            <text:p><text:s text:c="3"/>78,223</text:p>
          </table:table-cell>
          <table:table-cell office:value-type="float" office:value="3081" table:style-name="ce92">
            <text:p><text:s text:c="3"/>3,081</text:p>
          </table:table-cell>
          <table:table-cell office:value-type="float" office:value="1843" table:style-name="ce92">
            <text:p><text:s text:c="3"/>1,843</text:p>
          </table:table-cell>
          <table:table-cell office:value-type="float" office:value="509" table:style-name="ce92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2">
            <text:p><text:s text:c="3"/>181,642</text:p>
          </table:table-cell>
          <table:table-cell office:value-type="float" office:value="52670" table:style-name="ce91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59046" table:style-name="ce89">
            <text:p><text:s text:c="3"/>759,046</text:p>
          </table:table-cell>
          <table:table-cell office:value-type="float" office:value="751934" table:style-name="ce89">
            <text:p><text:s text:c="3"/>751,934</text:p>
          </table:table-cell>
          <table:table-cell office:value-type="float" office:value="145586" table:style-name="ce89">
            <text:p><text:s text:c="3"/>145,586</text:p>
          </table:table-cell>
          <table:table-cell office:value-type="float" office:value="47735" table:style-name="ce89">
            <text:p><text:s text:c="3"/>47,735</text:p>
          </table:table-cell>
          <table:table-cell office:value-type="float" office:value="2963" table:style-name="ce89">
            <text:p><text:s text:c="3"/>2,963</text:p>
          </table:table-cell>
          <table:table-cell office:value-type="float" office:value="2145" table:style-name="ce89">
            <text:p><text:s text:c="3"/>2,145</text:p>
          </table:table-cell>
          <table:table-cell office:value-type="float" office:value="421" table:style-name="ce89">
            <text:p><text:s text:c="3"/>421</text:p>
          </table:table-cell>
          <table:covered-table-cell/>
          <table:covered-table-cell/>
          <table:covered-table-cell/>
          <table:table-cell table:style-name="ce68"/>
          <table:table-cell table:style-name="ce8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2">
            <text:p>90 年</text:p>
          </table:table-cell>
          <table:table-cell office:value-type="string" table:style-name="ce61">
            <text:p>計</text:p>
          </table:table-cell>
          <table:table-cell office:value-type="float" office:value="1373363" table:style-name="ce55">
            <text:p><text:s text:c="3"/>1,373,363</text:p>
          </table:table-cell>
          <table:table-cell office:value-type="float" office:value="1377174" table:style-name="ce55">
            <text:p><text:s text:c="3"/>1,377,174</text:p>
          </table:table-cell>
          <table:table-cell office:value-type="float" office:value="260354" table:style-name="ce55">
            <text:p><text:s text:c="3"/>260,354</text:p>
          </table:table-cell>
          <table:table-cell office:value-type="float" office:value="127647" table:style-name="ce55">
            <text:p><text:s text:c="3"/>127,647</text:p>
          </table:table-cell>
          <table:table-cell office:value-type="float" office:value="5804" table:style-name="ce55">
            <text:p><text:s text:c="3"/>5,804</text:p>
          </table:table-cell>
          <table:table-cell office:value-type="float" office:value="3510" table:style-name="ce55">
            <text:p><text:s text:c="3"/>3,510</text:p>
          </table:table-cell>
          <table:table-cell office:value-type="float" office:value="897" table:style-name="ce55">
            <text:p><text:s text:c="3"/>897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51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23899" table:style-name="ce92">
            <text:p><text:s text:c="3"/>623,899</text:p>
          </table:table-cell>
          <table:table-cell office:value-type="float" office:value="630575" table:style-name="ce92">
            <text:p><text:s text:c="3"/>630,575</text:p>
          </table:table-cell>
          <table:table-cell office:value-type="float" office:value="135596" table:style-name="ce92">
            <text:p><text:s text:c="3"/>135,596</text:p>
          </table:table-cell>
          <table:table-cell office:value-type="float" office:value="79319" table:style-name="ce92">
            <text:p><text:s text:c="3"/>79,319</text:p>
          </table:table-cell>
          <table:table-cell office:value-type="float" office:value="2976" table:style-name="ce92">
            <text:p><text:s text:c="3"/>2,976</text:p>
          </table:table-cell>
          <table:table-cell office:value-type="float" office:value="1703" table:style-name="ce92">
            <text:p><text:s text:c="3"/>1,703</text:p>
          </table:table-cell>
          <table:table-cell office:value-type="float" office:value="449" table:style-name="ce92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2">
            <text:p><text:s text:c="3"/>170,515</text:p>
          </table:table-cell>
          <table:table-cell office:value-type="float" office:value="56538" table:style-name="ce91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49464" table:style-name="ce89">
            <text:p><text:s text:c="3"/>749,464</text:p>
          </table:table-cell>
          <table:table-cell office:value-type="float" office:value="746599" table:style-name="ce89">
            <text:p><text:s text:c="3"/>746,599</text:p>
          </table:table-cell>
          <table:table-cell office:value-type="float" office:value="124758" table:style-name="ce89">
            <text:p><text:s text:c="3"/>124,758</text:p>
          </table:table-cell>
          <table:table-cell office:value-type="float" office:value="48328" table:style-name="ce89">
            <text:p><text:s text:c="3"/>48,328</text:p>
          </table:table-cell>
          <table:table-cell office:value-type="float" office:value="2828" table:style-name="ce89">
            <text:p><text:s text:c="3"/>2,828</text:p>
          </table:table-cell>
          <table:table-cell office:value-type="float" office:value="1807" table:style-name="ce89">
            <text:p><text:s text:c="3"/>1,807</text:p>
          </table:table-cell>
          <table:table-cell office:value-type="float" office:value="448" table:style-name="ce89">
            <text:p><text:s text:c="3"/>448</text:p>
          </table:table-cell>
          <table:covered-table-cell/>
          <table:covered-table-cell/>
          <table:covered-table-cell/>
          <table:table-cell office:value-type="string" table:style-name="ce47">
            <text:p><text:s text:c="8"/></text:p>
          </table:table-cell>
          <table:table-cell office:value-type="string" table:style-name="ce95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2">
            <text:p>91 年</text:p>
          </table:table-cell>
          <table:table-cell office:value-type="string" table:style-name="ce61">
            <text:p>計</text:p>
          </table:table-cell>
          <table:table-cell office:value-type="float" office:value="1452575" table:style-name="ce55">
            <text:p><text:s text:c="3"/>1,452,575</text:p>
          </table:table-cell>
          <table:table-cell office:value-type="float" office:value="1456261" table:style-name="ce55">
            <text:p><text:s text:c="3"/>1,456,261</text:p>
          </table:table-cell>
          <table:table-cell office:value-type="float" office:value="247530" table:style-name="ce55">
            <text:p><text:s text:c="3"/>247,530</text:p>
          </table:table-cell>
          <table:table-cell office:value-type="float" office:value="128636" table:style-name="ce55">
            <text:p><text:s text:c="3"/>128,636</text:p>
          </table:table-cell>
          <table:table-cell office:value-type="float" office:value="5579" table:style-name="ce55">
            <text:p><text:s text:c="3"/>5,579</text:p>
          </table:table-cell>
          <table:table-cell office:value-type="float" office:value="3453" table:style-name="ce55">
            <text:p><text:s text:c="3"/>3,453</text:p>
          </table:table-cell>
          <table:table-cell office:value-type="float" office:value="927" table:style-name="ce55">
            <text:p><text:s text:c="3"/>927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51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61090" table:style-name="ce92">
            <text:p><text:s text:c="3"/>661,090</text:p>
          </table:table-cell>
          <table:table-cell office:value-type="float" office:value="667521" table:style-name="ce92">
            <text:p><text:s text:c="3"/>667,521</text:p>
          </table:table-cell>
          <table:table-cell office:value-type="float" office:value="129537" table:style-name="ce92">
            <text:p><text:s text:c="3"/>129,537</text:p>
          </table:table-cell>
          <table:table-cell office:value-type="float" office:value="79348" table:style-name="ce92">
            <text:p><text:s text:c="3"/>79,348</text:p>
          </table:table-cell>
          <table:table-cell office:value-type="float" office:value="2822" table:style-name="ce92">
            <text:p><text:s text:c="3"/>2,822</text:p>
          </table:table-cell>
          <table:table-cell office:value-type="float" office:value="1696" table:style-name="ce92">
            <text:p><text:s text:c="3"/>1,696</text:p>
          </table:table-cell>
          <table:table-cell office:value-type="float" office:value="479" table:style-name="ce92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2">
            <text:p><text:s text:c="3"/>172,655</text:p>
          </table:table-cell>
          <table:table-cell office:value-type="float" office:value="61213" table:style-name="ce91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91485" table:style-name="ce89">
            <text:p><text:s text:c="3"/>791,485</text:p>
          </table:table-cell>
          <table:table-cell office:value-type="float" office:value="788740" table:style-name="ce89">
            <text:p><text:s text:c="3"/>788,740</text:p>
          </table:table-cell>
          <table:table-cell office:value-type="float" office:value="117993" table:style-name="ce89">
            <text:p><text:s text:c="3"/>117,993</text:p>
          </table:table-cell>
          <table:table-cell office:value-type="float" office:value="49288" table:style-name="ce89">
            <text:p><text:s text:c="3"/>49,288</text:p>
          </table:table-cell>
          <table:table-cell office:value-type="float" office:value="2757" table:style-name="ce89">
            <text:p><text:s text:c="3"/>2,757</text:p>
          </table:table-cell>
          <table:table-cell office:value-type="float" office:value="1757" table:style-name="ce89">
            <text:p><text:s text:c="3"/>1,757</text:p>
          </table:table-cell>
          <table:table-cell office:value-type="float" office:value="448" table:style-name="ce89">
            <text:p><text:s text:c="3"/>448</text:p>
          </table:table-cell>
          <table:covered-table-cell/>
          <table:covered-table-cell/>
          <table:covered-table-cell/>
          <table:table-cell office:value-type="string" table:style-name="ce68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1">
            <text:p>計</text:p>
          </table:table-cell>
          <table:table-cell office:value-type="float" office:value="1273526" table:style-name="ce55">
            <text:p><text:s text:c="3"/>1,273,526</text:p>
          </table:table-cell>
          <table:table-cell office:value-type="float" office:value="1286021" table:style-name="ce55">
            <text:p><text:s text:c="3"/>1,286,021</text:p>
          </table:table-cell>
          <table:table-cell office:value-type="float" office:value="227070" table:style-name="ce55">
            <text:p><text:s text:c="3"/>227,070</text:p>
          </table:table-cell>
          <table:table-cell office:value-type="float" office:value="130801" table:style-name="ce55">
            <text:p><text:s text:c="3"/>130,801</text:p>
          </table:table-cell>
          <table:table-cell office:value-type="float" office:value="4842" table:style-name="ce55">
            <text:p><text:s text:c="3"/>4,842</text:p>
          </table:table-cell>
          <table:table-cell office:value-type="float" office:value="3072" table:style-name="ce55">
            <text:p><text:s text:c="3"/>3,072</text:p>
          </table:table-cell>
          <table:table-cell office:value-type="float" office:value="834" table:style-name="ce55">
            <text:p><text:s text:c="3"/>834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87">
            <text:p><text:s text:c="8"/></text:p>
          </table:table-cell>
          <table:table-cell office:value-type="string" table:style-name="ce50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2 年</text:p>
          </table:table-cell>
          <table:table-cell office:value-type="string" table:style-name="ce61">
            <text:p>男</text:p>
          </table:table-cell>
          <table:table-cell office:value-type="float" office:value="582232" table:style-name="ce71">
            <text:p><text:s text:c="3"/>582,232</text:p>
          </table:table-cell>
          <table:table-cell office:value-type="float" office:value="591179" table:style-name="ce71">
            <text:p><text:s text:c="3"/>591,179</text:p>
          </table:table-cell>
          <table:table-cell office:value-type="float" office:value="118984" table:style-name="ce50">
            <text:p><text:s text:c="3"/>118,984</text:p>
          </table:table-cell>
          <table:table-cell office:value-type="float" office:value="80384" table:style-name="ce50">
            <text:p><text:s text:c="3"/>80,384</text:p>
          </table:table-cell>
          <table:table-cell office:value-type="float" office:value="2555" table:style-name="ce50">
            <text:p><text:s text:c="3"/>2,555</text:p>
          </table:table-cell>
          <table:table-cell office:value-type="float" office:value="1468" table:style-name="ce50">
            <text:p><text:s text:c="3"/>1,468</text:p>
          </table:table-cell>
          <table:table-cell office:value-type="float" office:value="457" table:style-name="ce50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50">
            <text:p><text:s text:c="3"/>171,483</text:p>
          </table:table-cell>
          <table:table-cell office:value-type="float" office:value="64866" table:style-name="ce50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91294" table:style-name="ce67">
            <text:p><text:s text:c="3"/>691,294</text:p>
          </table:table-cell>
          <table:table-cell office:value-type="float" office:value="694842" table:style-name="ce67">
            <text:p><text:s text:c="3"/>694,842</text:p>
          </table:table-cell>
          <table:table-cell office:value-type="float" office:value="108086" table:style-name="ce47">
            <text:p><text:s text:c="3"/>108,086</text:p>
          </table:table-cell>
          <table:table-cell office:value-type="float" office:value="50417" table:style-name="ce47">
            <text:p><text:s text:c="3"/>50,417</text:p>
          </table:table-cell>
          <table:table-cell office:value-type="float" office:value="2287" table:style-name="ce47">
            <text:p><text:s text:c="3"/>2,287</text:p>
          </table:table-cell>
          <table:table-cell office:value-type="float" office:value="1604" table:style-name="ce47">
            <text:p><text:s text:c="3"/>1,604</text:p>
          </table:table-cell>
          <table:table-cell office:value-type="float" office:value="377" table:style-name="ce47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1">
            <text:p>計</text:p>
          </table:table-cell>
          <table:table-cell office:value-type="float" office:value="1264937" table:style-name="ce55">
            <text:p><text:s text:c="3"/>1,264,937</text:p>
          </table:table-cell>
          <table:table-cell office:value-type="float" office:value="1261692" table:style-name="ce55">
            <text:p><text:s text:c="3"/>1,261,692</text:p>
          </table:table-cell>
          <table:table-cell office:value-type="float" office:value="216419" table:style-name="ce55">
            <text:p><text:s text:c="3"/>216,419</text:p>
          </table:table-cell>
          <table:table-cell office:value-type="float" office:value="135092" table:style-name="ce55">
            <text:p><text:s text:c="3"/>135,092</text:p>
          </table:table-cell>
          <table:table-cell office:value-type="float" office:value="4940" table:style-name="ce55">
            <text:p><text:s text:c="3"/>4,940</text:p>
          </table:table-cell>
          <table:table-cell office:value-type="float" office:value="2752" table:style-name="ce55">
            <text:p><text:s text:c="3"/>2,752</text:p>
          </table:table-cell>
          <table:table-cell office:value-type="float" office:value="945" table:style-name="ce55">
            <text:p><text:s text:c="3"/>945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50">
            <text:p><text:s text:c="8"/></text:p>
          </table:table-cell>
          <table:table-cell office:value-type="string" table:style-name="ce50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3 年</text:p>
          </table:table-cell>
          <table:table-cell office:value-type="string" table:style-name="ce61">
            <text:p>男</text:p>
          </table:table-cell>
          <table:table-cell office:value-type="float" office:value="578462" table:style-name="ce71">
            <text:p><text:s text:c="3"/>578,462</text:p>
          </table:table-cell>
          <table:table-cell office:value-type="float" office:value="581882" table:style-name="ce71">
            <text:p><text:s text:c="3"/>581,882</text:p>
          </table:table-cell>
          <table:table-cell office:value-type="float" office:value="113639" table:style-name="ce71">
            <text:p><text:s text:c="3"/>113,639</text:p>
          </table:table-cell>
          <table:table-cell office:value-type="float" office:value="83696" table:style-name="ce71">
            <text:p><text:s text:c="3"/>83,696</text:p>
          </table:table-cell>
          <table:table-cell office:value-type="float" office:value="2623" table:style-name="ce71">
            <text:p><text:s text:c="3"/>2,623</text:p>
          </table:table-cell>
          <table:table-cell office:value-type="float" office:value="1339" table:style-name="ce71">
            <text:p><text:s text:c="3"/>1,339</text:p>
          </table:table-cell>
          <table:table-cell office:value-type="float" office:value="501" table:style-name="ce72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1">
            <text:p><text:s text:c="3"/>131,453</text:p>
          </table:table-cell>
          <table:table-cell office:value-type="float" office:value="62796" table:style-name="ce71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2">
            <text:p>女</text:p>
          </table:table-cell>
          <table:table-cell office:value-type="float" office:value="686475" table:style-name="ce67">
            <text:p><text:s text:c="3"/>686,475</text:p>
          </table:table-cell>
          <table:table-cell office:value-type="float" office:value="679810" table:style-name="ce67">
            <text:p><text:s text:c="3"/>679,810</text:p>
          </table:table-cell>
          <table:table-cell office:value-type="float" office:value="102780" table:style-name="ce67">
            <text:p><text:s text:c="3"/>102,780</text:p>
          </table:table-cell>
          <table:table-cell office:value-type="float" office:value="51396" table:style-name="ce67">
            <text:p><text:s text:c="3"/>51,396</text:p>
          </table:table-cell>
          <table:table-cell office:value-type="float" office:value="2317" table:style-name="ce67">
            <text:p><text:s text:c="3"/>2,317</text:p>
          </table:table-cell>
          <table:table-cell office:value-type="float" office:value="1413" table:style-name="ce67">
            <text:p><text:s text:c="3"/>1,413</text:p>
          </table:table-cell>
          <table:table-cell office:value-type="float" office:value="444" table:style-name="ce68">
            <text:p><text:s text:c="3"/>444</text:p>
          </table:table-cell>
          <table:covered-table-cell/>
          <table:covered-table-cell/>
          <table:covered-table-cell/>
          <table:table-cell office:value-type="string" table:style-name="ce46">
            <text:p><text:s text:c="8"/></text:p>
          </table:table-cell>
          <table:table-cell office:value-type="string" table:style-name="ce4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442018" table:style-name="ce55">
            <text:p><text:s text:c="3"/>1,442,018</text:p>
          </table:table-cell>
          <table:table-cell office:value-type="float" office:value="1427213" table:style-name="ce55">
            <text:p><text:s text:c="3"/>1,427,213</text:p>
          </table:table-cell>
          <table:table-cell office:value-type="float" office:value="205854" table:style-name="ce55">
            <text:p><text:s text:c="3"/>205,854</text:p>
          </table:table-cell>
          <table:table-cell office:value-type="float" office:value="139398" table:style-name="ce55">
            <text:p><text:s text:c="3"/>139,398</text:p>
          </table:table-cell>
          <table:table-cell office:value-type="float" office:value="5028" table:style-name="ce55">
            <text:p><text:s text:c="3"/>5,028</text:p>
          </table:table-cell>
          <table:table-cell office:value-type="float" office:value="2658" table:style-name="ce55">
            <text:p><text:s text:c="3"/>2,658</text:p>
          </table:table-cell>
          <table:table-cell office:value-type="float" office:value="895" table:style-name="ce55">
            <text:p><text:s text:c="3"/>895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54">
            <text:p><text:s text:c="8"/></text:p>
          </table:table-cell>
          <table:table-cell office:value-type="string" table:style-name="ce5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4 年</text:p>
          </table:table-cell>
          <table:table-cell office:value-type="string" table:style-name="ce61">
            <text:p>男</text:p>
          </table:table-cell>
          <table:table-cell office:value-type="float" office:value="659375" table:style-name="ce72">
            <text:p><text:s text:c="3"/>659,375</text:p>
          </table:table-cell>
          <table:table-cell office:value-type="float" office:value="659120" table:style-name="ce72">
            <text:p><text:s text:c="3"/>659,120</text:p>
          </table:table-cell>
          <table:table-cell office:value-type="float" office:value="107378" table:style-name="ce72">
            <text:p><text:s text:c="3"/>107,378</text:p>
          </table:table-cell>
          <table:table-cell office:value-type="float" office:value="86778" table:style-name="ce72">
            <text:p><text:s text:c="3"/>86,778</text:p>
          </table:table-cell>
          <table:table-cell office:value-type="float" office:value="2576" table:style-name="ce72">
            <text:p><text:s text:c="3"/>2,576</text:p>
          </table:table-cell>
          <table:table-cell office:value-type="float" office:value="1342" table:style-name="ce72">
            <text:p><text:s text:c="3"/>1,342</text:p>
          </table:table-cell>
          <table:table-cell office:value-type="float" office:value="491" table:style-name="ce72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2">
            <text:p><text:s text:c="3"/>141,140</text:p>
          </table:table-cell>
          <table:table-cell office:value-type="float" office:value="62571" table:style-name="ce71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61">
            <text:p>女</text:p>
          </table:table-cell>
          <table:table-cell office:value-type="float" office:value="782643" table:style-name="ce68">
            <text:p><text:s text:c="3"/>782,643</text:p>
          </table:table-cell>
          <table:table-cell office:value-type="float" office:value="768093" table:style-name="ce68">
            <text:p><text:s text:c="3"/>768,093</text:p>
          </table:table-cell>
          <table:table-cell office:value-type="float" office:value="98476" table:style-name="ce68">
            <text:p><text:s text:c="3"/>98,476</text:p>
          </table:table-cell>
          <table:table-cell office:value-type="float" office:value="52620" table:style-name="ce68">
            <text:p><text:s text:c="3"/>52,620</text:p>
          </table:table-cell>
          <table:table-cell office:value-type="float" office:value="2452" table:style-name="ce68">
            <text:p><text:s text:c="3"/>2,452</text:p>
          </table:table-cell>
          <table:table-cell office:value-type="float" office:value="1316" table:style-name="ce68">
            <text:p><text:s text:c="3"/>1,316</text:p>
          </table:table-cell>
          <table:table-cell office:value-type="float" office:value="404" table:style-name="ce68">
            <text:p><text:s text:c="3"/>404</text:p>
          </table:table-cell>
          <table:covered-table-cell/>
          <table:covered-table-cell/>
          <table:covered-table-cell/>
          <table:table-cell office:value-type="string" table:style-name="ce46">
            <text:p><text:s text:c="8"/></text:p>
          </table:table-cell>
          <table:table-cell office:value-type="string" table:style-name="ce4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計</text:p>
          </table:table-cell>
          <table:table-cell office:value-type="float" office:value="1414340" table:style-name="ce55">
            <text:p><text:s text:c="3"/>1,414,340</text:p>
          </table:table-cell>
          <table:table-cell office:value-type="float" office:value="1376816" table:style-name="ce55">
            <text:p><text:s text:c="3"/>1,376,816</text:p>
          </table:table-cell>
          <table:table-cell office:value-type="float" office:value="204459" table:style-name="ce55">
            <text:p><text:s text:c="3"/>204,459</text:p>
          </table:table-cell>
          <table:table-cell office:value-type="float" office:value="135839" table:style-name="ce55">
            <text:p><text:s text:c="3"/>135,839</text:p>
          </table:table-cell>
          <table:table-cell office:value-type="float" office:value="5037" table:style-name="ce55">
            <text:p><text:s text:c="3"/>5,037</text:p>
          </table:table-cell>
          <table:table-cell office:value-type="float" office:value="2626" table:style-name="ce55">
            <text:p><text:s text:c="3"/>2,626</text:p>
          </table:table-cell>
          <table:table-cell office:value-type="float" office:value="1028" table:style-name="ce55">
            <text:p><text:s text:c="3"/>1,028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5 年</text:p>
          </table:table-cell>
          <table:table-cell office:value-type="string" table:style-name="ce61">
            <text:p>男</text:p>
          </table:table-cell>
          <table:table-cell office:value-type="float" office:value="634734" table:style-name="ce71">
            <text:p><text:s text:c="3"/>634,734</text:p>
          </table:table-cell>
          <table:table-cell office:value-type="float" office:value="627603" table:style-name="ce71">
            <text:p><text:s text:c="3"/>627,603</text:p>
          </table:table-cell>
          <table:table-cell office:value-type="float" office:value="106936" table:style-name="ce71">
            <text:p><text:s text:c="3"/>106,936</text:p>
          </table:table-cell>
          <table:table-cell office:value-type="float" office:value="84800" table:style-name="ce71">
            <text:p><text:s text:c="3"/>84,800</text:p>
          </table:table-cell>
          <table:table-cell office:value-type="float" office:value="2599" table:style-name="ce71">
            <text:p><text:s text:c="3"/>2,599</text:p>
          </table:table-cell>
          <table:table-cell office:value-type="float" office:value="1243" table:style-name="ce71">
            <text:p><text:s text:c="3"/>1,243</text:p>
          </table:table-cell>
          <table:table-cell office:value-type="float" office:value="516" table:style-name="ce71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1">
            <text:p><text:s text:c="3"/>142,669</text:p>
          </table:table-cell>
          <table:table-cell office:value-type="float" office:value="64540" table:style-name="ce71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2">
            <text:p>女</text:p>
          </table:table-cell>
          <table:table-cell office:value-type="float" office:value="779606" table:style-name="ce71">
            <text:p><text:s text:c="3"/>779,606</text:p>
          </table:table-cell>
          <table:table-cell office:value-type="float" office:value="749213" table:style-name="ce71">
            <text:p><text:s text:c="3"/>749,213</text:p>
          </table:table-cell>
          <table:table-cell office:value-type="float" office:value="97523" table:style-name="ce71">
            <text:p><text:s text:c="3"/>97,523</text:p>
          </table:table-cell>
          <table:table-cell office:value-type="float" office:value="51039" table:style-name="ce71">
            <text:p><text:s text:c="3"/>51,039</text:p>
          </table:table-cell>
          <table:table-cell office:value-type="float" office:value="2438" table:style-name="ce71">
            <text:p><text:s text:c="3"/>2,438</text:p>
          </table:table-cell>
          <table:table-cell office:value-type="float" office:value="1383" table:style-name="ce71">
            <text:p><text:s text:c="3"/>1,383</text:p>
          </table:table-cell>
          <table:table-cell office:value-type="float" office:value="512" table:style-name="ce71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173040" table:style-name="ce75">
            <text:p><text:s text:c="3"/>1,173,040</text:p>
          </table:table-cell>
          <table:table-cell office:value-type="float" office:value="1154510" table:style-name="ce75">
            <text:p><text:s text:c="3"/>1,154,510</text:p>
          </table:table-cell>
          <table:table-cell office:value-type="float" office:value="204414" table:style-name="ce75">
            <text:p><text:s text:c="3"/>204,414</text:p>
          </table:table-cell>
          <table:table-cell office:value-type="float" office:value="141111" table:style-name="ce75">
            <text:p><text:s text:c="3"/>141,111</text:p>
          </table:table-cell>
          <table:table-cell office:value-type="float" office:value="5353" table:style-name="ce75">
            <text:p><text:s text:c="3"/>5,353</text:p>
          </table:table-cell>
          <table:table-cell office:value-type="float" office:value="2540" table:style-name="ce75">
            <text:p><text:s text:c="3"/>2,540</text:p>
          </table:table-cell>
          <table:table-cell office:value-type="float" office:value="847" table:style-name="ce75">
            <text:p><text:s text:c="3"/>847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7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6 年</text:p>
          </table:table-cell>
          <table:table-cell office:value-type="string" table:style-name="ce61">
            <text:p>男</text:p>
          </table:table-cell>
          <table:table-cell office:value-type="float" office:value="526719" table:style-name="ce71">
            <text:p><text:s text:c="3"/>526,719</text:p>
          </table:table-cell>
          <table:table-cell office:value-type="float" office:value="529528" table:style-name="ce71">
            <text:p><text:s text:c="3"/>529,528</text:p>
          </table:table-cell>
          <table:table-cell office:value-type="float" office:value="106898" table:style-name="ce71">
            <text:p><text:s text:c="3"/>106,898</text:p>
          </table:table-cell>
          <table:table-cell office:value-type="float" office:value="87029" table:style-name="ce71">
            <text:p><text:s text:c="3"/>87,029</text:p>
          </table:table-cell>
          <table:table-cell office:value-type="float" office:value="2754" table:style-name="ce71">
            <text:p><text:s text:c="3"/>2,754</text:p>
          </table:table-cell>
          <table:table-cell office:value-type="float" office:value="1230" table:style-name="ce71">
            <text:p><text:s text:c="3"/>1,230</text:p>
          </table:table-cell>
          <table:table-cell office:value-type="float" office:value="456" table:style-name="ce71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1">
            <text:p><text:s text:c="3"/>135,041</text:p>
          </table:table-cell>
          <table:table-cell office:value-type="float" office:value="58518" table:style-name="ce71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46321" table:style-name="ce71">
            <text:p><text:s text:c="3"/>646,321</text:p>
          </table:table-cell>
          <table:table-cell office:value-type="float" office:value="624982" table:style-name="ce71">
            <text:p><text:s text:c="3"/>624,982</text:p>
          </table:table-cell>
          <table:table-cell office:value-type="float" office:value="97516" table:style-name="ce71">
            <text:p><text:s text:c="3"/>97,516</text:p>
          </table:table-cell>
          <table:table-cell office:value-type="float" office:value="54082" table:style-name="ce71">
            <text:p><text:s text:c="3"/>54,082</text:p>
          </table:table-cell>
          <table:table-cell office:value-type="float" office:value="2599" table:style-name="ce71">
            <text:p><text:s text:c="3"/>2,599</text:p>
          </table:table-cell>
          <table:table-cell office:value-type="float" office:value="1310" table:style-name="ce71">
            <text:p><text:s text:c="3"/>1,310</text:p>
          </table:table-cell>
          <table:table-cell office:value-type="float" office:value="391" table:style-name="ce71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1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計</text:p>
          </table:table-cell>
          <table:table-cell office:value-type="float" office:value="1196407" table:style-name="ce76">
            <text:p><text:s text:c="3"/>1,196,407</text:p>
          </table:table-cell>
          <table:table-cell office:value-type="float" office:value="1172845" table:style-name="ce76">
            <text:p><text:s text:c="3"/>1,172,845</text:p>
          </table:table-cell>
          <table:table-cell office:value-type="float" office:value="198733" table:style-name="ce76">
            <text:p><text:s text:c="3"/>198,733</text:p>
          </table:table-cell>
          <table:table-cell office:value-type="float" office:value="143624" table:style-name="ce76">
            <text:p><text:s text:c="3"/>143,624</text:p>
          </table:table-cell>
          <table:table-cell office:value-type="float" office:value="4989" table:style-name="ce76">
            <text:p><text:s text:c="3"/>4,989</text:p>
          </table:table-cell>
          <table:table-cell office:value-type="float" office:value="2889" table:style-name="ce76">
            <text:p><text:s text:c="3"/>2,889</text:p>
          </table:table-cell>
          <table:table-cell office:value-type="float" office:value="1167" table:style-name="ce76">
            <text:p><text:s text:c="3"/>1,167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7 年</text:p>
          </table:table-cell>
          <table:table-cell office:value-type="string" table:style-name="ce61">
            <text:p>男</text:p>
          </table:table-cell>
          <table:table-cell office:value-type="float" office:value="532441" table:style-name="ce72">
            <text:p><text:s text:c="3"/>532,441</text:p>
          </table:table-cell>
          <table:table-cell office:value-type="float" office:value="530253" table:style-name="ce72">
            <text:p><text:s text:c="3"/>530,253</text:p>
          </table:table-cell>
          <table:table-cell office:value-type="float" office:value="103937" table:style-name="ce72">
            <text:p><text:s text:c="3"/>103,937</text:p>
          </table:table-cell>
          <table:table-cell office:value-type="float" office:value="88541" table:style-name="ce72">
            <text:p><text:s text:c="3"/>88,541</text:p>
          </table:table-cell>
          <table:table-cell office:value-type="float" office:value="2573" table:style-name="ce72">
            <text:p><text:s text:c="3"/>2,573</text:p>
          </table:table-cell>
          <table:table-cell office:value-type="float" office:value="1425" table:style-name="ce72">
            <text:p><text:s text:c="3"/>1,425</text:p>
          </table:table-cell>
          <table:table-cell office:value-type="float" office:value="610" table:style-name="ce72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2">
            <text:p><text:s text:c="3"/>154,866</text:p>
          </table:table-cell>
          <table:table-cell office:value-type="float" office:value="55995" table:style-name="ce71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1">
            <text:p>女</text:p>
          </table:table-cell>
          <table:table-cell office:value-type="float" office:value="663966" table:style-name="ce68">
            <text:p><text:s text:c="3"/>663,966</text:p>
          </table:table-cell>
          <table:table-cell office:value-type="float" office:value="642592" table:style-name="ce68">
            <text:p><text:s text:c="3"/>642,592</text:p>
          </table:table-cell>
          <table:table-cell office:value-type="float" office:value="94796" table:style-name="ce68">
            <text:p><text:s text:c="3"/>94,796</text:p>
          </table:table-cell>
          <table:table-cell office:value-type="float" office:value="55083" table:style-name="ce68">
            <text:p><text:s text:c="3"/>55,083</text:p>
          </table:table-cell>
          <table:table-cell office:value-type="float" office:value="2416" table:style-name="ce68">
            <text:p><text:s text:c="3"/>2,416</text:p>
          </table:table-cell>
          <table:table-cell office:value-type="float" office:value="1464" table:style-name="ce68">
            <text:p><text:s text:c="3"/>1,464</text:p>
          </table:table-cell>
          <table:table-cell office:value-type="float" office:value="557" table:style-name="ce68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198561" table:style-name="ce71">
            <text:p><text:s text:c="3"/>1,198,561</text:p>
          </table:table-cell>
          <table:table-cell office:value-type="float" office:value="1163548" table:style-name="ce71">
            <text:p><text:s text:c="3"/>1,163,548</text:p>
          </table:table-cell>
          <table:table-cell office:value-type="float" office:value="191310" table:style-name="ce71">
            <text:p><text:s text:c="3"/>191,310</text:p>
          </table:table-cell>
          <table:table-cell office:value-type="float" office:value="143582" table:style-name="ce71">
            <text:p><text:s text:c="3"/>143,582</text:p>
          </table:table-cell>
          <table:table-cell office:value-type="float" office:value="4640" table:style-name="ce71">
            <text:p><text:s text:c="3"/>4,640</text:p>
          </table:table-cell>
          <table:table-cell office:value-type="float" office:value="3003" table:style-name="ce71">
            <text:p><text:s text:c="3"/>3,003</text:p>
          </table:table-cell>
          <table:table-cell office:value-type="float" office:value="1248" table:style-name="ce71">
            <text:p><text:s text:c="3"/>1,248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8 年</text:p>
          </table:table-cell>
          <table:table-cell office:value-type="string" table:style-name="ce61">
            <text:p>男</text:p>
          </table:table-cell>
          <table:table-cell office:value-type="float" office:value="532654" table:style-name="ce71">
            <text:p><text:s text:c="3"/>532,654</text:p>
          </table:table-cell>
          <table:table-cell office:value-type="float" office:value="533675" table:style-name="ce71">
            <text:p><text:s text:c="3"/>533,675</text:p>
          </table:table-cell>
          <table:table-cell office:value-type="float" office:value="99492" table:style-name="ce71">
            <text:p><text:s text:c="3"/>99,492</text:p>
          </table:table-cell>
          <table:table-cell office:value-type="float" office:value="88088" table:style-name="ce71">
            <text:p><text:s text:c="3"/>88,088</text:p>
          </table:table-cell>
          <table:table-cell office:value-type="float" office:value="2383" table:style-name="ce71">
            <text:p><text:s text:c="3"/>2,383</text:p>
          </table:table-cell>
          <table:table-cell office:value-type="float" office:value="1465" table:style-name="ce71">
            <text:p><text:s text:c="3"/>1,465</text:p>
          </table:table-cell>
          <table:table-cell office:value-type="float" office:value="639" table:style-name="ce71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1">
            <text:p><text:s text:c="3"/>117,099</text:p>
          </table:table-cell>
          <table:table-cell office:value-type="float" office:value="57223" table:style-name="ce71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65907" table:style-name="ce71">
            <text:p><text:s text:c="3"/>665,907</text:p>
          </table:table-cell>
          <table:table-cell office:value-type="float" office:value="629873" table:style-name="ce71">
            <text:p><text:s text:c="3"/>629,873</text:p>
          </table:table-cell>
          <table:table-cell office:value-type="float" office:value="91818" table:style-name="ce71">
            <text:p><text:s text:c="3"/>91,818</text:p>
          </table:table-cell>
          <table:table-cell office:value-type="float" office:value="55494" table:style-name="ce71">
            <text:p><text:s text:c="3"/>55,494</text:p>
          </table:table-cell>
          <table:table-cell office:value-type="float" office:value="2257" table:style-name="ce71">
            <text:p><text:s text:c="3"/>2,257</text:p>
          </table:table-cell>
          <table:table-cell office:value-type="float" office:value="1538" table:style-name="ce71">
            <text:p><text:s text:c="3"/>1,538</text:p>
          </table:table-cell>
          <table:table-cell office:value-type="float" office:value="609" table:style-name="ce71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66">
            <text:p>計</text:p>
          </table:table-cell>
          <table:table-cell office:value-type="float" office:value="1213899" table:style-name="ce76">
            <text:p><text:s text:c="3"/>1,213,899</text:p>
          </table:table-cell>
          <table:table-cell office:value-type="float" office:value="1192662" table:style-name="ce76">
            <text:p><text:s text:c="3"/>1,192,662</text:p>
          </table:table-cell>
          <table:table-cell office:value-type="float" office:value="166886" table:style-name="ce76">
            <text:p><text:s text:c="3"/>166,886</text:p>
          </table:table-cell>
          <table:table-cell office:value-type="float" office:value="145772" table:style-name="ce76">
            <text:p><text:s text:c="3"/>145,772</text:p>
          </table:table-cell>
          <table:table-cell office:value-type="float" office:value="4600" table:style-name="ce76">
            <text:p><text:s text:c="3"/>4,60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1335" table:style-name="ce76">
            <text:p><text:s text:c="3"/>1,335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9 年</text:p>
          </table:table-cell>
          <table:table-cell office:value-type="string" table:style-name="ce61">
            <text:p>男</text:p>
          </table:table-cell>
          <table:table-cell office:value-type="float" office:value="542584" table:style-name="ce72">
            <text:p><text:s text:c="3"/>542,584</text:p>
          </table:table-cell>
          <table:table-cell office:value-type="float" office:value="542154" table:style-name="ce72">
            <text:p><text:s text:c="3"/>542,154</text:p>
          </table:table-cell>
          <table:table-cell office:value-type="float" office:value="87213" table:style-name="ce72">
            <text:p><text:s text:c="3"/>87,213</text:p>
          </table:table-cell>
          <table:table-cell office:value-type="float" office:value="89152" table:style-name="ce72">
            <text:p><text:s text:c="3"/>89,152</text:p>
          </table:table-cell>
          <table:table-cell office:value-type="float" office:value="2412" table:style-name="ce72">
            <text:p><text:s text:c="3"/>2,412</text:p>
          </table:table-cell>
          <table:table-cell office:value-type="float" office:value="1413" table:style-name="ce72">
            <text:p><text:s text:c="3"/>1,413</text:p>
          </table:table-cell>
          <table:table-cell office:value-type="float" office:value="678" table:style-name="ce72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2">
            <text:p><text:s text:c="3"/>138,819</text:p>
          </table:table-cell>
          <table:table-cell office:value-type="float" office:value="58115" table:style-name="ce71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79"/>
          <table:table-cell office:value-type="string" table:style-name="ce61">
            <text:p>女</text:p>
          </table:table-cell>
          <table:table-cell office:value-type="float" office:value="671315" table:style-name="ce68">
            <text:p><text:s text:c="3"/>671,315</text:p>
          </table:table-cell>
          <table:table-cell office:value-type="float" office:value="650508" table:style-name="ce68">
            <text:p><text:s text:c="3"/>650,508</text:p>
          </table:table-cell>
          <table:table-cell office:value-type="float" office:value="79673" table:style-name="ce68">
            <text:p><text:s text:c="3"/>79,673</text:p>
          </table:table-cell>
          <table:table-cell office:value-type="float" office:value="56620" table:style-name="ce68">
            <text:p><text:s text:c="3"/>56,620</text:p>
          </table:table-cell>
          <table:table-cell office:value-type="float" office:value="2188" table:style-name="ce68">
            <text:p><text:s text:c="3"/>2,188</text:p>
          </table:table-cell>
          <table:table-cell office:value-type="float" office:value="1482" table:style-name="ce68">
            <text:p><text:s text:c="3"/>1,482</text:p>
          </table:table-cell>
          <table:table-cell office:value-type="float" office:value="657" table:style-name="ce68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7">
            <text:p>100年</text:p>
          </table:table-cell>
          <table:table-cell office:value-type="string" table:style-name="ce66">
            <text:p>計</text:p>
          </table:table-cell>
          <table:table-cell office:value-type="float" office:value="1128449" table:style-name="ce55">
            <text:p><text:s text:c="3"/>1,128,449</text:p>
          </table:table-cell>
          <table:table-cell office:value-type="float" office:value="1109372" table:style-name="ce55">
            <text:p><text:s text:c="3"/>1,109,372</text:p>
          </table:table-cell>
          <table:table-cell office:value-type="float" office:value="196627" table:style-name="ce55">
            <text:p><text:s text:c="3"/>196,627</text:p>
          </table:table-cell>
          <table:table-cell office:value-type="float" office:value="152915" table:style-name="ce55">
            <text:p><text:s text:c="3"/>152,915</text:p>
          </table:table-cell>
          <table:table-cell office:value-type="float" office:value="4424" table:style-name="ce55">
            <text:p><text:s text:c="3"/>4,424</text:p>
          </table:table-cell>
          <table:table-cell office:value-type="float" office:value="2680" table:style-name="ce55">
            <text:p><text:s text:c="3"/>2,680</text:p>
          </table:table-cell>
          <table:table-cell office:value-type="float" office:value="1268" table:style-name="ce55">
            <text:p><text:s text:c="3"/>1,268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503564" table:style-name="ce51">
            <text:p><text:s text:c="3"/>503,564</text:p>
          </table:table-cell>
          <table:table-cell office:value-type="float" office:value="501248" table:style-name="ce51">
            <text:p><text:s text:c="3"/>501,248</text:p>
          </table:table-cell>
          <table:table-cell office:value-type="float" office:value="101943" table:style-name="ce51">
            <text:p><text:s text:c="3"/>101,943</text:p>
          </table:table-cell>
          <table:table-cell office:value-type="float" office:value="93810" table:style-name="ce51">
            <text:p><text:s text:c="3"/>93,810</text:p>
          </table:table-cell>
          <table:table-cell office:value-type="float" office:value="2260" table:style-name="ce51">
            <text:p><text:s text:c="3"/>2,260</text:p>
          </table:table-cell>
          <table:table-cell office:value-type="float" office:value="1325" table:style-name="ce51">
            <text:p><text:s text:c="3"/>1,325</text:p>
          </table:table-cell>
          <table:table-cell office:value-type="float" office:value="652" table:style-name="ce51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51">
            <text:p><text:s text:c="3"/>165,327</text:p>
          </table:table-cell>
          <table:table-cell office:value-type="float" office:value="57008" table:style-name="ce50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624885" table:style-name="ce47">
            <text:p><text:s text:c="3"/>624,885</text:p>
          </table:table-cell>
          <table:table-cell office:value-type="float" office:value="608124" table:style-name="ce47">
            <text:p><text:s text:c="3"/>608,124</text:p>
          </table:table-cell>
          <table:table-cell office:value-type="float" office:value="94684" table:style-name="ce47">
            <text:p><text:s text:c="3"/>94,684</text:p>
          </table:table-cell>
          <table:table-cell office:value-type="float" office:value="59105" table:style-name="ce47">
            <text:p><text:s text:c="3"/>59,105</text:p>
          </table:table-cell>
          <table:table-cell office:value-type="float" office:value="2164" table:style-name="ce47">
            <text:p><text:s text:c="3"/>2,164</text:p>
          </table:table-cell>
          <table:table-cell office:value-type="float" office:value="1355" table:style-name="ce47">
            <text:p><text:s text:c="3"/>1,355</text:p>
          </table:table-cell>
          <table:table-cell office:value-type="float" office:value="616" table:style-name="ce47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7">
            <text:p>101年</text:p>
          </table:table-cell>
          <table:table-cell office:value-type="string" table:style-name="ce66">
            <text:p>計</text:p>
          </table:table-cell>
          <table:table-cell office:value-type="float" office:value="1118006" table:style-name="ce76">
            <text:p><text:s text:c="3"/>1,118,006</text:p>
          </table:table-cell>
          <table:table-cell office:value-type="float" office:value="1102326" table:style-name="ce76">
            <text:p><text:s text:c="3"/>1,102,326</text:p>
          </table:table-cell>
          <table:table-cell office:value-type="float" office:value="229481" table:style-name="ce76">
            <text:p><text:s text:c="3"/>229,481</text:p>
          </table:table-cell>
          <table:table-cell office:value-type="float" office:value="154251" table:style-name="ce76">
            <text:p><text:s text:c="3"/>154,251</text:p>
          </table:table-cell>
          <table:table-cell office:value-type="float" office:value="4759" table:style-name="ce76">
            <text:p><text:s text:c="3"/>4,759</text:p>
          </table:table-cell>
          <table:table-cell office:value-type="float" office:value="2479" table:style-name="ce76">
            <text:p><text:s text:c="3"/>2,479</text:p>
          </table:table-cell>
          <table:table-cell office:value-type="float" office:value="1242" table:style-name="ce76">
            <text:p><text:s text:c="3"/>1,242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76"/>
          <table:table-cell table:style-name="ce7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504612" table:style-name="ce72">
            <text:p><text:s text:c="3"/>504,612</text:p>
          </table:table-cell>
          <table:table-cell office:value-type="float" office:value="502197" table:style-name="ce72">
            <text:p><text:s text:c="3"/>502,197</text:p>
          </table:table-cell>
          <table:table-cell office:value-type="float" office:value="118848" table:style-name="ce72">
            <text:p><text:s text:c="3"/>118,848</text:p>
          </table:table-cell>
          <table:table-cell office:value-type="float" office:value="93618" table:style-name="ce72">
            <text:p><text:s text:c="3"/>93,618</text:p>
          </table:table-cell>
          <table:table-cell office:value-type="float" office:value="2477" table:style-name="ce72">
            <text:p><text:s text:c="3"/>2,477</text:p>
          </table:table-cell>
          <table:table-cell office:value-type="float" office:value="1158" table:style-name="ce72">
            <text:p><text:s text:c="3"/>1,158</text:p>
          </table:table-cell>
          <table:table-cell office:value-type="float" office:value="616" table:style-name="ce72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2">
            <text:p><text:s text:c="3"/>143,384</text:p>
          </table:table-cell>
          <table:table-cell office:value-type="float" office:value="55980" table:style-name="ce71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613394" table:style-name="ce68">
            <text:p><text:s text:c="3"/>613,394</text:p>
          </table:table-cell>
          <table:table-cell office:value-type="float" office:value="600129" table:style-name="ce68">
            <text:p><text:s text:c="3"/>600,129</text:p>
          </table:table-cell>
          <table:table-cell office:value-type="float" office:value="110633" table:style-name="ce68">
            <text:p><text:s text:c="3"/>110,633</text:p>
          </table:table-cell>
          <table:table-cell office:value-type="float" office:value="60633" table:style-name="ce68">
            <text:p><text:s text:c="3"/>60,633</text:p>
          </table:table-cell>
          <table:table-cell office:value-type="float" office:value="2282" table:style-name="ce68">
            <text:p><text:s text:c="3"/>2,282</text:p>
          </table:table-cell>
          <table:table-cell office:value-type="float" office:value="1321" table:style-name="ce68">
            <text:p><text:s text:c="3"/>1,321</text:p>
          </table:table-cell>
          <table:table-cell office:value-type="float" office:value="626" table:style-name="ce68">
            <text:p><text:s text:c="3"/>626</text:p>
          </table:table-cell>
          <table:covered-table-cell/>
          <table:covered-table-cell/>
          <table:covered-table-cell/>
          <table:table-cell table:style-name="ce68"/>
          <table:table-cell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7">
            <text:p>102年</text:p>
          </table:table-cell>
          <table:table-cell office:value-type="string" table:style-name="ce66">
            <text:p>計</text:p>
          </table:table-cell>
          <table:table-cell office:value-type="float" office:value="1079702" table:style-name="ce76">
            <text:p><text:s text:c="3"/>1,079,702</text:p>
          </table:table-cell>
          <table:table-cell office:value-type="float" office:value="1065212" table:style-name="ce76">
            <text:p><text:s text:c="3"/>1,065,212</text:p>
          </table:table-cell>
          <table:table-cell office:value-type="float" office:value="199113" table:style-name="ce76">
            <text:p><text:s text:c="3"/>199,113</text:p>
          </table:table-cell>
          <table:table-cell office:value-type="float" office:value="155908" table:style-name="ce76">
            <text:p><text:s text:c="3"/>155,908</text:p>
          </table:table-cell>
          <table:table-cell office:value-type="float" office:value="4838" table:style-name="ce76">
            <text:p><text:s text:c="3"/>4,838</text:p>
          </table:table-cell>
          <table:table-cell office:value-type="float" office:value="2076" table:style-name="ce76">
            <text:p><text:s text:c="3"/>2,076</text:p>
          </table:table-cell>
          <table:table-cell office:value-type="float" office:value="1171" table:style-name="ce76">
            <text:p><text:s text:c="3"/>1,171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76"/>
          <table:table-cell table:style-name="ce7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87877" table:style-name="ce72">
            <text:p><text:s text:c="3"/>487,877</text:p>
          </table:table-cell>
          <table:table-cell office:value-type="float" office:value="485137" table:style-name="ce72">
            <text:p><text:s text:c="3"/>485,137</text:p>
          </table:table-cell>
          <table:table-cell office:value-type="float" office:value="103120" table:style-name="ce72">
            <text:p><text:s text:c="3"/>103,120</text:p>
          </table:table-cell>
          <table:table-cell office:value-type="float" office:value="94505" table:style-name="ce72">
            <text:p><text:s text:c="3"/>94,505</text:p>
          </table:table-cell>
          <table:table-cell office:value-type="float" office:value="2495" table:style-name="ce72">
            <text:p><text:s text:c="3"/>2,495</text:p>
          </table:table-cell>
          <table:table-cell office:value-type="float" office:value="1032" table:style-name="ce72">
            <text:p><text:s text:c="3"/>1,032</text:p>
          </table:table-cell>
          <table:table-cell office:value-type="float" office:value="574" table:style-name="ce72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2">
            <text:p><text:s text:c="3"/>147,636</text:p>
          </table:table-cell>
          <table:table-cell office:value-type="float" office:value="53604" table:style-name="ce71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91825" table:style-name="ce68">
            <text:p><text:s text:c="3"/>591,825</text:p>
          </table:table-cell>
          <table:table-cell office:value-type="float" office:value="580075" table:style-name="ce68">
            <text:p><text:s text:c="3"/>580,075</text:p>
          </table:table-cell>
          <table:table-cell office:value-type="float" office:value="95993" table:style-name="ce68">
            <text:p><text:s text:c="3"/>95,993</text:p>
          </table:table-cell>
          <table:table-cell office:value-type="float" office:value="61403" table:style-name="ce68">
            <text:p><text:s text:c="3"/>61,403</text:p>
          </table:table-cell>
          <table:table-cell office:value-type="float" office:value="2343" table:style-name="ce68">
            <text:p><text:s text:c="3"/>2,343</text:p>
          </table:table-cell>
          <table:table-cell office:value-type="float" office:value="1044" table:style-name="ce68">
            <text:p><text:s text:c="3"/>1,044</text:p>
          </table:table-cell>
          <table:table-cell office:value-type="float" office:value="597" table:style-name="ce68">
            <text:p><text:s text:c="3"/>597</text:p>
          </table:table-cell>
          <table:covered-table-cell/>
          <table:covered-table-cell/>
          <table:covered-table-cell/>
          <table:table-cell table:style-name="ce68"/>
          <table:table-cell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3年</text:p>
          </table:table-cell>
          <table:table-cell office:value-type="string" table:style-name="ce66">
            <text:p>計</text:p>
          </table:table-cell>
          <table:table-cell office:value-type="float" office:value="1073783" table:style-name="ce65">
            <text:p><text:s text:c="3"/>1,073,783</text:p>
          </table:table-cell>
          <table:table-cell office:value-type="float" office:value="1060001" table:style-name="ce65">
            <text:p><text:s text:c="3"/>1,060,001</text:p>
          </table:table-cell>
          <table:table-cell office:value-type="float" office:value="210383" table:style-name="ce65">
            <text:p><text:s text:c="3"/>210,383</text:p>
          </table:table-cell>
          <table:table-cell office:value-type="float" office:value="163929" table:style-name="ce65">
            <text:p><text:s text:c="3"/>163,929</text:p>
          </table:table-cell>
          <table:table-cell office:value-type="float" office:value="4581" table:style-name="ce65">
            <text:p><text:s text:c="3"/>4,581</text:p>
          </table:table-cell>
          <table:table-cell office:value-type="float" office:value="2087" table:style-name="ce65">
            <text:p><text:s text:c="3"/>2,087</text:p>
          </table:table-cell>
          <table:table-cell office:value-type="float" office:value="1217" table:style-name="ce65">
            <text:p><text:s text:c="3"/>1,217</text:p>
          </table:table-cell>
          <table:table-cell office:value-type="float" office:value="5924" table:style-name="ce65">
            <text:p><text:s text:c="3"/>5,924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63097" table:style-name="ce65">
            <text:p><text:s text:c="3"/>63,097</text:p>
          </table:table-cell>
          <table:table-cell table:style-name="ce65"/>
          <table:table-cell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87087" table:style-name="ce63">
            <text:p><text:s text:c="3"/>487,087</text:p>
          </table:table-cell>
          <table:table-cell office:value-type="float" office:value="483874" table:style-name="ce63">
            <text:p><text:s text:c="3"/>483,874</text:p>
          </table:table-cell>
          <table:table-cell office:value-type="float" office:value="108817" table:style-name="ce63">
            <text:p><text:s text:c="3"/>108,817</text:p>
          </table:table-cell>
          <table:table-cell office:value-type="float" office:value="98733" table:style-name="ce63">
            <text:p><text:s text:c="3"/>98,733</text:p>
          </table:table-cell>
          <table:table-cell office:value-type="float" office:value="2395" table:style-name="ce63">
            <text:p><text:s text:c="3"/>2,395</text:p>
          </table:table-cell>
          <table:table-cell office:value-type="float" office:value="1031" table:style-name="ce63">
            <text:p><text:s text:c="3"/>1,031</text:p>
          </table:table-cell>
          <table:table-cell office:value-type="float" office:value="602" table:style-name="ce63">
            <text:p><text:s text:c="3"/>602</text:p>
          </table:table-cell>
          <table:table-cell office:value-type="float" office:value="3122" table:style-name="ce63">
            <text:p><text:s text:c="3"/>3,122</text:p>
          </table:table-cell>
          <table:table-cell office:value-type="float" office:value="387" table:style-name="ce63">
            <text:p><text:s text:c="3"/>387</text:p>
          </table:table-cell>
          <table:table-cell office:value-type="float" office:value="32679" table:style-name="ce63">
            <text:p><text:s text:c="3"/>32,679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53190" table:style-name="ce62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86696" table:style-name="ce60">
            <text:p><text:s text:c="3"/>586,696</text:p>
          </table:table-cell>
          <table:table-cell office:value-type="float" office:value="576127" table:style-name="ce60">
            <text:p><text:s text:c="3"/>576,127</text:p>
          </table:table-cell>
          <table:table-cell office:value-type="float" office:value="101566" table:style-name="ce60">
            <text:p><text:s text:c="3"/>101,566</text:p>
          </table:table-cell>
          <table:table-cell office:value-type="float" office:value="65196" table:style-name="ce60">
            <text:p><text:s text:c="3"/>65,196</text:p>
          </table:table-cell>
          <table:table-cell office:value-type="float" office:value="2186" table:style-name="ce60">
            <text:p><text:s text:c="3"/>2,186</text:p>
          </table:table-cell>
          <table:table-cell office:value-type="float" office:value="1056" table:style-name="ce60">
            <text:p><text:s text:c="3"/>1,056</text:p>
          </table:table-cell>
          <table:table-cell office:value-type="float" office:value="615" table:style-name="ce60">
            <text:p><text:s text:c="3"/>615</text:p>
          </table:table-cell>
          <table:table-cell office:value-type="float" office:value="2802" table:style-name="ce60">
            <text:p><text:s text:c="3"/>2,802</text:p>
          </table:table-cell>
          <table:table-cell office:value-type="float" office:value="257" table:style-name="ce60">
            <text:p><text:s text:c="3"/>257</text:p>
          </table:table-cell>
          <table:table-cell office:value-type="float" office:value="30418" table:style-name="ce60">
            <text:p><text:s text:c="3"/>30,418</text:p>
          </table:table-cell>
          <table:table-cell table:style-name="ce60"/>
          <table:table-cell table:style-name="ce5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4年</text:p>
          </table:table-cell>
          <table:table-cell office:value-type="string" table:style-name="ce56">
            <text:p>計</text:p>
          </table:table-cell>
          <table:table-cell office:value-type="float" office:value="1004108" table:style-name="ce55">
            <text:p><text:s text:c="3"/>1,004,108</text:p>
          </table:table-cell>
          <table:table-cell office:value-type="float" office:value="995527" table:style-name="ce55">
            <text:p><text:s text:c="3"/>995,527</text:p>
          </table:table-cell>
          <table:table-cell office:value-type="float" office:value="213598" table:style-name="ce55">
            <text:p><text:s text:c="3"/>213,598</text:p>
          </table:table-cell>
          <table:table-cell office:value-type="float" office:value="163858" table:style-name="ce55">
            <text:p><text:s text:c="3"/>163,858</text:p>
          </table:table-cell>
          <table:table-cell office:value-type="float" office:value="4564" table:style-name="ce55">
            <text:p><text:s text:c="3"/>4,564</text:p>
          </table:table-cell>
          <table:table-cell office:value-type="float" office:value="2121" table:style-name="ce55">
            <text:p><text:s text:c="3"/>2,121</text:p>
          </table:table-cell>
          <table:table-cell office:value-type="float" office:value="1095" table:style-name="ce55">
            <text:p><text:s text:c="3"/>1,095</text:p>
          </table:table-cell>
          <table:table-cell office:value-type="float" office:value="6546" table:style-name="ce55">
            <text:p><text:s text:c="3"/>6,546</text:p>
          </table:table-cell>
          <table:table-cell office:value-type="float" office:value="738" table:style-name="ce55">
            <text:p><text:s text:c="3"/>738</text:p>
          </table:table-cell>
          <table:table-cell office:value-type="float" office:value="67357" table:style-name="ce55">
            <text:p><text:s text:c="3"/>67,357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53242" table:style-name="ce51">
            <text:p><text:s text:c="3"/>453,242</text:p>
          </table:table-cell>
          <table:table-cell office:value-type="float" office:value="451627" table:style-name="ce51">
            <text:p><text:s text:c="3"/>451,627</text:p>
          </table:table-cell>
          <table:table-cell office:value-type="float" office:value="111041" table:style-name="ce51">
            <text:p><text:s text:c="3"/>111,041</text:p>
          </table:table-cell>
          <table:table-cell office:value-type="float" office:value="98580" table:style-name="ce51">
            <text:p><text:s text:c="3"/>98,580</text:p>
          </table:table-cell>
          <table:table-cell office:value-type="float" office:value="2415" table:style-name="ce51">
            <text:p><text:s text:c="3"/>2,415</text:p>
          </table:table-cell>
          <table:table-cell office:value-type="float" office:value="1061" table:style-name="ce51">
            <text:p><text:s text:c="3"/>1,061</text:p>
          </table:table-cell>
          <table:table-cell office:value-type="float" office:value="545" table:style-name="ce51">
            <text:p><text:s text:c="3"/>545</text:p>
          </table:table-cell>
          <table:table-cell office:value-type="float" office:value="3562" table:style-name="ce51">
            <text:p><text:s text:c="3"/>3,562</text:p>
          </table:table-cell>
          <table:table-cell office:value-type="float" office:value="436" table:style-name="ce51">
            <text:p><text:s text:c="3"/>436</text:p>
          </table:table-cell>
          <table:table-cell office:value-type="float" office:value="34873" table:style-name="ce51">
            <text:p><text:s text:c="3"/>34,873</text:p>
          </table:table-cell>
          <table:table-cell office:value-type="float" office:value="154346" table:style-name="ce51">
            <text:p><text:s text:c="3"/>154,346</text:p>
          </table:table-cell>
          <table:table-cell office:value-type="float" office:value="53459" table:style-name="ce50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8">
            <text:p>女</text:p>
          </table:table-cell>
          <table:table-cell office:value-type="float" office:value="550866" table:style-name="ce47">
            <text:p><text:s text:c="3"/>550,866</text:p>
          </table:table-cell>
          <table:table-cell office:value-type="float" office:value="543900" table:style-name="ce47">
            <text:p><text:s text:c="3"/>543,900</text:p>
          </table:table-cell>
          <table:table-cell office:value-type="float" office:value="102557" table:style-name="ce47">
            <text:p><text:s text:c="3"/>102,557</text:p>
          </table:table-cell>
          <table:table-cell office:value-type="float" office:value="65278" table:style-name="ce47">
            <text:p><text:s text:c="3"/>65,278</text:p>
          </table:table-cell>
          <table:table-cell office:value-type="float" office:value="2149" table:style-name="ce47">
            <text:p><text:s text:c="3"/>2,149</text:p>
          </table:table-cell>
          <table:table-cell office:value-type="float" office:value="1060" table:style-name="ce47">
            <text:p><text:s text:c="3"/>1,060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2984" table:style-name="ce47">
            <text:p><text:s text:c="3"/>2,984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32484" table:style-name="ce47">
            <text:p><text:s text:c="3"/>32,484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8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91083" table:style-name="ce39">
            <text:p><text:s text:c="3"/>91,083</text:p>
          </table:table-cell>
          <table:table-cell office:value-type="float" office:value="92038" table:style-name="ce39">
            <text:p><text:s text:c="3"/>92,038</text:p>
          </table:table-cell>
          <table:table-cell office:value-type="float" office:value="16836" table:style-name="ce39">
            <text:p><text:s text:c="3"/>16,836</text:p>
          </table:table-cell>
          <table:table-cell office:value-type="float" office:value="12586" table:style-name="ce39">
            <text:p><text:s text:c="3"/>12,586</text:p>
          </table:table-cell>
          <table:table-cell office:value-type="float" office:value="422" table:style-name="ce39">
            <text:p><text:s text:c="3"/>422</text:p>
          </table:table-cell>
          <table:table-cell office:value-type="float" office:value="172" table:style-name="ce39">
            <text:p><text:s text:c="3"/>172</text:p>
          </table:table-cell>
          <table:table-cell office:value-type="float" office:value="99" table:style-name="ce39">
            <text:p><text:s text:c="3"/>99</text:p>
          </table:table-cell>
          <table:table-cell office:value-type="float" office:value="540" table:style-name="ce39">
            <text:p><text:s text:c="3"/>540</text:p>
          </table:table-cell>
          <table:table-cell office:value-type="float" office:value="50" table:style-name="ce39">
            <text:p><text:s text:c="3"/>50</text:p>
          </table:table-cell>
          <table:table-cell office:value-type="float" office:value="6165" table:style-name="ce39">
            <text:p><text:s text:c="3"/>6,165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41890" table:style-name="ce35">
            <text:p><text:s text:c="3"/>41,890</text:p>
          </table:table-cell>
          <table:table-cell office:value-type="float" office:value="42450" table:style-name="ce34">
            <text:p><text:s text:c="3"/>42,450</text:p>
          </table:table-cell>
          <table:table-cell office:value-type="float" office:value="8813" table:style-name="ce33">
            <text:p><text:s text:c="3"/>8,813</text:p>
          </table:table-cell>
          <table:table-cell office:value-type="float" office:value="7604" table:style-name="ce33">
            <text:p><text:s text:c="3"/>7,604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80" table:style-name="ce33">
            <text:p><text:s text:c="3"/>80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3212" table:style-name="ce33">
            <text:p><text:s text:c="3"/>3,212</text:p>
          </table:table-cell>
          <table:table-cell office:value-type="float" office:value="7239" table:style-name="ce33">
            <text:p><text:s text:c="3"/>7,239</text:p>
          </table:table-cell>
          <table:table-cell office:value-type="float" office:value="4510" table:style-name="ce33">
            <text:p><text:s text:c="3"/>4,51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49193" table:style-name="ce35">
            <text:p><text:s text:c="3"/>49,193</text:p>
          </table:table-cell>
          <table:table-cell office:value-type="float" office:value="49588" table:style-name="ce34">
            <text:p><text:s text:c="3"/>49,588</text:p>
          </table:table-cell>
          <table:table-cell office:value-type="float" office:value="8023" table:style-name="ce33">
            <text:p><text:s text:c="3"/>8,023</text:p>
          </table:table-cell>
          <table:table-cell office:value-type="float" office:value="4982" table:style-name="ce33">
            <text:p><text:s text:c="3"/>4,982</text:p>
          </table:table-cell>
          <table:table-cell office:value-type="float" office:value="192" table:style-name="ce33">
            <text:p><text:s text:c="3"/>192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2953" table:style-name="ce33">
            <text:p><text:s text:c="3"/>2,95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9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85488" table:style-name="ce39">
            <text:p><text:s text:c="3"/>85,488</text:p>
          </table:table-cell>
          <table:table-cell office:value-type="float" office:value="86322" table:style-name="ce39">
            <text:p><text:s text:c="3"/>86,322</text:p>
          </table:table-cell>
          <table:table-cell office:value-type="float" office:value="17106" table:style-name="ce39">
            <text:p><text:s text:c="3"/>17,106</text:p>
          </table:table-cell>
          <table:table-cell office:value-type="float" office:value="12527" table:style-name="ce39">
            <text:p><text:s text:c="3"/>12,527</text:p>
          </table:table-cell>
          <table:table-cell office:value-type="float" office:value="366" table:style-name="ce39">
            <text:p><text:s text:c="3"/>366</text:p>
          </table:table-cell>
          <table:table-cell office:value-type="float" office:value="150" table:style-name="ce39">
            <text:p><text:s text:c="3"/>150</text:p>
          </table:table-cell>
          <table:table-cell office:value-type="float" office:value="83" table:style-name="ce39">
            <text:p><text:s text:c="3"/>83</text:p>
          </table:table-cell>
          <table:table-cell office:value-type="float" office:value="544" table:style-name="ce39">
            <text:p><text:s text:c="3"/>544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5610" table:style-name="ce39">
            <text:p><text:s text:c="3"/>5,610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9273" table:style-name="ce35">
            <text:p><text:s text:c="3"/>39,273</text:p>
          </table:table-cell>
          <table:table-cell office:value-type="float" office:value="39813" table:style-name="ce34">
            <text:p><text:s text:c="3"/>39,813</text:p>
          </table:table-cell>
          <table:table-cell office:value-type="float" office:value="8814" table:style-name="ce33">
            <text:p><text:s text:c="3"/>8,814</text:p>
          </table:table-cell>
          <table:table-cell office:value-type="float" office:value="7549" table:style-name="ce33">
            <text:p><text:s text:c="3"/>7,549</text:p>
          </table:table-cell>
          <table:table-cell office:value-type="float" office:value="202" table:style-name="ce33">
            <text:p><text:s text:c="3"/>202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2876" table:style-name="ce33">
            <text:p><text:s text:c="3"/>2,876</text:p>
          </table:table-cell>
          <table:table-cell office:value-type="float" office:value="8333" table:style-name="ce33">
            <text:p><text:s text:c="3"/>8,333</text:p>
          </table:table-cell>
          <table:table-cell office:value-type="float" office:value="4289" table:style-name="ce33">
            <text:p><text:s text:c="3"/>4,28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46215" table:style-name="ce35">
            <text:p><text:s text:c="3"/>46,215</text:p>
          </table:table-cell>
          <table:table-cell office:value-type="float" office:value="46509" table:style-name="ce34">
            <text:p><text:s text:c="3"/>46,509</text:p>
          </table:table-cell>
          <table:table-cell office:value-type="float" office:value="8292" table:style-name="ce33">
            <text:p><text:s text:c="3"/>8,292</text:p>
          </table:table-cell>
          <table:table-cell office:value-type="float" office:value="4978" table:style-name="ce33">
            <text:p><text:s text:c="3"/>4,978</text:p>
          </table:table-cell>
          <table:table-cell office:value-type="float" office:value="164" table:style-name="ce33">
            <text:p><text:s text:c="3"/>164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50" table:style-name="ce33">
            <text:p><text:s text:c="3"/>250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734" table:style-name="ce33">
            <text:p><text:s text:c="3"/>2,73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71109" table:style-name="ce39">
            <text:p><text:s text:c="3"/>71,109</text:p>
          </table:table-cell>
          <table:table-cell office:value-type="float" office:value="69427" table:style-name="ce39">
            <text:p><text:s text:c="3"/>69,427</text:p>
          </table:table-cell>
          <table:table-cell office:value-type="float" office:value="20004" table:style-name="ce39">
            <text:p><text:s text:c="3"/>20,004</text:p>
          </table:table-cell>
          <table:table-cell office:value-type="float" office:value="13794" table:style-name="ce39">
            <text:p><text:s text:c="3"/>13,794</text:p>
          </table:table-cell>
          <table:table-cell office:value-type="float" office:value="406" table:style-name="ce39">
            <text:p><text:s text:c="3"/>406</text:p>
          </table:table-cell>
          <table:table-cell office:value-type="float" office:value="181" table:style-name="ce39">
            <text:p><text:s text:c="3"/>181</text:p>
          </table:table-cell>
          <table:table-cell office:value-type="float" office:value="72" table:style-name="ce39">
            <text:p><text:s text:c="3"/>72</text:p>
          </table:table-cell>
          <table:table-cell office:value-type="float" office:value="592" table:style-name="ce39">
            <text:p><text:s text:c="3"/>592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5911" table:style-name="ce39">
            <text:p><text:s text:c="3"/>5,911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1180" table:style-name="ce35">
            <text:p><text:s text:c="3"/>31,180</text:p>
          </table:table-cell>
          <table:table-cell office:value-type="float" office:value="30652" table:style-name="ce34">
            <text:p><text:s text:c="3"/>30,652</text:p>
          </table:table-cell>
          <table:table-cell office:value-type="float" office:value="10477" table:style-name="ce33">
            <text:p><text:s text:c="3"/>10,477</text:p>
          </table:table-cell>
          <table:table-cell office:value-type="float" office:value="8352" table:style-name="ce33">
            <text:p><text:s text:c="3"/>8,352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86" table:style-name="ce33">
            <text:p><text:s text:c="3"/>86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23" table:style-name="ce33">
            <text:p><text:s text:c="3"/>3,023</text:p>
          </table:table-cell>
          <table:table-cell office:value-type="float" office:value="16948" table:style-name="ce33">
            <text:p><text:s text:c="3"/>16,948</text:p>
          </table:table-cell>
          <table:table-cell office:value-type="float" office:value="4818" table:style-name="ce33">
            <text:p><text:s text:c="3"/>4,8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9929" table:style-name="ce35">
            <text:p><text:s text:c="3"/>39,929</text:p>
          </table:table-cell>
          <table:table-cell office:value-type="float" office:value="38775" table:style-name="ce34">
            <text:p><text:s text:c="3"/>38,775</text:p>
          </table:table-cell>
          <table:table-cell office:value-type="float" office:value="9527" table:style-name="ce33">
            <text:p><text:s text:c="3"/>9,527</text:p>
          </table:table-cell>
          <table:table-cell office:value-type="float" office:value="5442" table:style-name="ce33">
            <text:p><text:s text:c="3"/>5,442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75" table:style-name="ce33">
            <text:p><text:s text:c="3"/>275</text:p>
          </table:table-cell>
          <table:table-cell office:value-type="float" office:value="28" table:style-name="ce33">
            <text:p><text:s text:c="3"/>28</text:p>
          </table:table-cell>
          <table:table-cell office:value-type="float" office:value="2888" table:style-name="ce33">
            <text:p><text:s text:c="3"/>2,888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1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65740" table:style-name="ce39">
            <text:p><text:s text:c="3"/>65,740</text:p>
          </table:table-cell>
          <table:table-cell office:value-type="float" office:value="64548" table:style-name="ce39">
            <text:p><text:s text:c="3"/>64,548</text:p>
          </table:table-cell>
          <table:table-cell office:value-type="float" office:value="18971" table:style-name="ce39">
            <text:p><text:s text:c="3"/>18,971</text:p>
          </table:table-cell>
          <table:table-cell office:value-type="float" office:value="13010" table:style-name="ce39">
            <text:p><text:s text:c="3"/>13,010</text:p>
          </table:table-cell>
          <table:table-cell office:value-type="float" office:value="382" table:style-name="ce39">
            <text:p><text:s text:c="3"/>382</text:p>
          </table:table-cell>
          <table:table-cell office:value-type="float" office:value="150" table:style-name="ce39">
            <text:p><text:s text:c="3"/>150</text:p>
          </table:table-cell>
          <table:table-cell office:value-type="float" office:value="85" table:style-name="ce39">
            <text:p><text:s text:c="3"/>85</text:p>
          </table:table-cell>
          <table:table-cell office:value-type="float" office:value="552" table:style-name="ce39">
            <text:p><text:s text:c="3"/>552</text:p>
          </table:table-cell>
          <table:table-cell office:value-type="float" office:value="63" table:style-name="ce39">
            <text:p><text:s text:c="3"/>63</text:p>
          </table:table-cell>
          <table:table-cell office:value-type="float" office:value="5530" table:style-name="ce39">
            <text:p><text:s text:c="3"/>5,530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29244" table:style-name="ce35">
            <text:p><text:s text:c="3"/>29,244</text:p>
          </table:table-cell>
          <table:table-cell office:value-type="float" office:value="28826" table:style-name="ce34">
            <text:p><text:s text:c="3"/>28,826</text:p>
          </table:table-cell>
          <table:table-cell office:value-type="float" office:value="9852" table:style-name="ce33">
            <text:p><text:s text:c="3"/>9,852</text:p>
          </table:table-cell>
          <table:table-cell office:value-type="float" office:value="7807" table:style-name="ce33">
            <text:p><text:s text:c="3"/>7,807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82" table:style-name="ce33">
            <text:p><text:s text:c="3"/>8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910" table:style-name="ce33">
            <text:p><text:s text:c="3"/>2,910</text:p>
          </table:table-cell>
          <table:table-cell office:value-type="float" office:value="14388" table:style-name="ce33">
            <text:p><text:s text:c="3"/>14,388</text:p>
          </table:table-cell>
          <table:table-cell office:value-type="float" office:value="4384" table:style-name="ce33">
            <text:p><text:s text:c="3"/>4,38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6496" table:style-name="ce35">
            <text:p><text:s text:c="3"/>36,496</text:p>
          </table:table-cell>
          <table:table-cell office:value-type="float" office:value="35722" table:style-name="ce34">
            <text:p><text:s text:c="3"/>35,722</text:p>
          </table:table-cell>
          <table:table-cell office:value-type="float" office:value="9119" table:style-name="ce33">
            <text:p><text:s text:c="3"/>9,119</text:p>
          </table:table-cell>
          <table:table-cell office:value-type="float" office:value="5203" table:style-name="ce33">
            <text:p><text:s text:c="3"/>5,203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67" table:style-name="ce33">
            <text:p><text:s text:c="3"/>267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20" table:style-name="ce33">
            <text:p><text:s text:c="3"/>2,62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2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69777" table:style-name="ce39">
            <text:p><text:s text:c="3"/>69,777</text:p>
          </table:table-cell>
          <table:table-cell office:value-type="float" office:value="67652" table:style-name="ce39">
            <text:p><text:s text:c="3"/>67,652</text:p>
          </table:table-cell>
          <table:table-cell office:value-type="float" office:value="20582" table:style-name="ce39">
            <text:p><text:s text:c="3"/>20,582</text:p>
          </table:table-cell>
          <table:table-cell office:value-type="float" office:value="14426" table:style-name="ce39">
            <text:p><text:s text:c="3"/>14,426</text:p>
          </table:table-cell>
          <table:table-cell office:value-type="float" office:value="434" table:style-name="ce39">
            <text:p><text:s text:c="3"/>434</text:p>
          </table:table-cell>
          <table:table-cell office:value-type="float" office:value="207" table:style-name="ce39">
            <text:p><text:s text:c="3"/>207</text:p>
          </table:table-cell>
          <table:table-cell office:value-type="float" office:value="107" table:style-name="ce39">
            <text:p><text:s text:c="3"/>107</text:p>
          </table:table-cell>
          <table:table-cell office:value-type="float" office:value="673" table:style-name="ce39">
            <text:p><text:s text:c="3"/>673</text:p>
          </table:table-cell>
          <table:table-cell office:value-type="float" office:value="67" table:style-name="ce39">
            <text:p><text:s text:c="3"/>67</text:p>
          </table:table-cell>
          <table:table-cell office:value-type="float" office:value="5882" table:style-name="ce39">
            <text:p><text:s text:c="3"/>5,882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0517" table:style-name="ce35">
            <text:p><text:s text:c="3"/>30,517</text:p>
          </table:table-cell>
          <table:table-cell office:value-type="float" office:value="29814" table:style-name="ce34">
            <text:p><text:s text:c="3"/>29,814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8737" table:style-name="ce33">
            <text:p><text:s text:c="3"/>8,737</text:p>
          </table:table-cell>
          <table:table-cell office:value-type="float" office:value="236" table:style-name="ce33">
            <text:p><text:s text:c="3"/>236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363" table:style-name="ce33">
            <text:p><text:s text:c="3"/>363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3069" table:style-name="ce33">
            <text:p><text:s text:c="3"/>3,069</text:p>
          </table:table-cell>
          <table:table-cell office:value-type="float" office:value="16677" table:style-name="ce33">
            <text:p><text:s text:c="3"/>16,677</text:p>
          </table:table-cell>
          <table:table-cell office:value-type="float" office:value="4685" table:style-name="ce33">
            <text:p><text:s text:c="3"/>4,68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9260" table:style-name="ce35">
            <text:p><text:s text:c="3"/>39,260</text:p>
          </table:table-cell>
          <table:table-cell office:value-type="float" office:value="37838" table:style-name="ce34">
            <text:p><text:s text:c="3"/>37,838</text:p>
          </table:table-cell>
          <table:table-cell office:value-type="float" office:value="9940" table:style-name="ce33">
            <text:p><text:s text:c="3"/>9,940</text:p>
          </table:table-cell>
          <table:table-cell office:value-type="float" office:value="5689" table:style-name="ce33">
            <text:p><text:s text:c="3"/>5,689</text:p>
          </table:table-cell>
          <table:table-cell office:value-type="float" office:value="198" table:style-name="ce33">
            <text:p><text:s text:c="3"/>198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310" table:style-name="ce33">
            <text:p><text:s text:c="3"/>310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2813" table:style-name="ce33">
            <text:p><text:s text:c="3"/>2,81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5年</text:p>
            <text:p>截至8月止</text:p>
          </table:table-cell>
          <table:table-cell office:value-type="string" table:style-name="ce56">
            <text:p>計</text:p>
          </table:table-cell>
          <table:table-cell office:value-type="float" office:value="655955" table:style-name="ce55">
            <text:p><text:s text:c="3"/>655,955</text:p>
          </table:table-cell>
          <table:table-cell office:value-type="float" office:value="647769" table:style-name="ce55">
            <text:p><text:s text:c="3"/>647,769</text:p>
          </table:table-cell>
          <table:table-cell office:value-type="float" office:value="134651" table:style-name="ce55">
            <text:p><text:s text:c="3"/>134,651</text:p>
          </table:table-cell>
          <table:table-cell office:value-type="float" office:value="118070" table:style-name="ce55">
            <text:p><text:s text:c="3"/>118,070</text:p>
          </table:table-cell>
          <table:table-cell office:value-type="float" office:value="2936" table:style-name="ce55">
            <text:p><text:s text:c="3"/>2,936</text:p>
          </table:table-cell>
          <table:table-cell office:value-type="float" office:value="1296" table:style-name="ce55">
            <text:p><text:s text:c="3"/>1,296</text:p>
          </table:table-cell>
          <table:table-cell office:value-type="float" office:value="682" table:style-name="ce55">
            <text:p><text:s text:c="3"/>682</text:p>
          </table:table-cell>
          <table:table-cell office:value-type="float" office:value="4671" table:style-name="ce55">
            <text:p><text:s text:c="3"/>4,671</text:p>
          </table:table-cell>
          <table:table-cell office:value-type="float" office:value="433" table:style-name="ce55">
            <text:p><text:s text:c="3"/>433</text:p>
          </table:table-cell>
          <table:table-cell office:value-type="float" office:value="46065" table:style-name="ce55">
            <text:p><text:s text:c="3"/>46,065</text:p>
          </table:table-cell>
          <table:table-cell table:style-name="ce55"/>
          <table:table-cell table:style-name="ce5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297769" table:style-name="ce51">
            <text:p><text:s text:c="3"/>297,769</text:p>
          </table:table-cell>
          <table:table-cell office:value-type="float" office:value="295937" table:style-name="ce51">
            <text:p><text:s text:c="3"/>295,937</text:p>
          </table:table-cell>
          <table:table-cell office:value-type="float" office:value="70009" table:style-name="ce51">
            <text:p><text:s text:c="3"/>70,009</text:p>
          </table:table-cell>
          <table:table-cell office:value-type="float" office:value="70524" table:style-name="ce51">
            <text:p><text:s text:c="3"/>70,524</text:p>
          </table:table-cell>
          <table:table-cell office:value-type="float" office:value="1503" table:style-name="ce51">
            <text:p><text:s text:c="3"/>1,503</text:p>
          </table:table-cell>
          <table:table-cell office:value-type="float" office:value="600" table:style-name="ce51">
            <text:p><text:s text:c="3"/>600</text:p>
          </table:table-cell>
          <table:table-cell office:value-type="float" office:value="343" table:style-name="ce51">
            <text:p><text:s text:c="3"/>343</text:p>
          </table:table-cell>
          <table:table-cell office:value-type="float" office:value="2475" table:style-name="ce51">
            <text:p><text:s text:c="3"/>2,475</text:p>
          </table:table-cell>
          <table:table-cell office:value-type="float" office:value="268" table:style-name="ce51">
            <text:p><text:s text:c="3"/>268</text:p>
          </table:table-cell>
          <table:table-cell office:value-type="float" office:value="23762" table:style-name="ce51">
            <text:p><text:s text:c="3"/>23,762</text:p>
          </table:table-cell>
          <table:table-cell office:value-type="float" office:value="90990" table:style-name="ce51">
            <text:p><text:s text:c="3"/>90,990</text:p>
          </table:table-cell>
          <table:table-cell office:value-type="float" office:value="35391" table:style-name="ce50">
            <text:p><text:s text:c="3"/>35,39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8">
            <text:p>女</text:p>
          </table:table-cell>
          <table:table-cell office:value-type="float" office:value="358186" table:style-name="ce47">
            <text:p><text:s text:c="3"/>358,186</text:p>
          </table:table-cell>
          <table:table-cell office:value-type="float" office:value="351832" table:style-name="ce47">
            <text:p><text:s text:c="3"/>351,832</text:p>
          </table:table-cell>
          <table:table-cell office:value-type="float" office:value="64642" table:style-name="ce47">
            <text:p><text:s text:c="3"/>64,642</text:p>
          </table:table-cell>
          <table:table-cell office:value-type="float" office:value="47546" table:style-name="ce47">
            <text:p><text:s text:c="3"/>47,546</text:p>
          </table:table-cell>
          <table:table-cell office:value-type="float" office:value="1433" table:style-name="ce47">
            <text:p><text:s text:c="3"/>1,433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2196" table:style-name="ce47">
            <text:p><text:s text:c="3"/>2,196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22303" table:style-name="ce47">
            <text:p><text:s text:c="3"/>22,303</text:p>
          </table:table-cell>
          <table:table-cell table:style-name="ce47"/>
          <table:table-cell table:style-name="ce4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3751" table:style-name="ce39">
            <text:p><text:s text:c="3"/>73,751</text:p>
          </table:table-cell>
          <table:table-cell office:value-type="float" office:value="72655" table:style-name="ce39">
            <text:p><text:s text:c="3"/>72,655</text:p>
          </table:table-cell>
          <table:table-cell office:value-type="float" office:value="17190" table:style-name="ce39">
            <text:p><text:s text:c="3"/>17,190</text:p>
          </table:table-cell>
          <table:table-cell office:value-type="float" office:value="14292" table:style-name="ce39">
            <text:p><text:s text:c="3"/>14,292</text:p>
          </table:table-cell>
          <table:table-cell office:value-type="float" office:value="375" table:style-name="ce39">
            <text:p><text:s text:c="3"/>375</text:p>
          </table:table-cell>
          <table:table-cell office:value-type="float" office:value="163" table:style-name="ce39">
            <text:p><text:s text:c="3"/>163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614" table:style-name="ce39">
            <text:p><text:s text:c="3"/>614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4919" table:style-name="ce39">
            <text:p><text:s text:c="3"/>4,919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545" table:style-name="ce35">
            <text:p><text:s text:c="3"/>32,545</text:p>
          </table:table-cell>
          <table:table-cell office:value-type="float" office:value="32237" table:style-name="ce34">
            <text:p><text:s text:c="3"/>32,237</text:p>
          </table:table-cell>
          <table:table-cell office:value-type="float" office:value="9015" table:style-name="ce33">
            <text:p><text:s text:c="3"/>9,015</text:p>
          </table:table-cell>
          <table:table-cell office:value-type="float" office:value="8606" table:style-name="ce33">
            <text:p><text:s text:c="3"/>8,606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570" table:style-name="ce33">
            <text:p><text:s text:c="3"/>2,570</text:p>
          </table:table-cell>
          <table:table-cell office:value-type="float" office:value="16588" table:style-name="ce33">
            <text:p><text:s text:c="3"/>16,588</text:p>
          </table:table-cell>
          <table:table-cell office:value-type="float" office:value="3919" table:style-name="ce33">
            <text:p><text:s text:c="3"/>3,91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206" table:style-name="ce35">
            <text:p><text:s text:c="3"/>41,206</text:p>
          </table:table-cell>
          <table:table-cell office:value-type="float" office:value="40418" table:style-name="ce34">
            <text:p><text:s text:c="3"/>40,418</text:p>
          </table:table-cell>
          <table:table-cell office:value-type="float" office:value="8175" table:style-name="ce33">
            <text:p><text:s text:c="3"/>8,175</text:p>
          </table:table-cell>
          <table:table-cell office:value-type="float" office:value="5686" table:style-name="ce33">
            <text:p><text:s text:c="3"/>5,686</text:p>
          </table:table-cell>
          <table:table-cell office:value-type="float" office:value="192" table:style-name="ce33">
            <text:p><text:s text:c="3"/>192</text:p>
          </table:table-cell>
          <table:table-cell office:value-type="float" office:value="88" table:style-name="ce33">
            <text:p><text:s text:c="3"/>88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75" table:style-name="ce33">
            <text:p><text:s text:c="3"/>275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349" table:style-name="ce33">
            <text:p><text:s text:c="3"/>2,349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2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65735" table:style-name="ce39">
            <text:p><text:s text:c="3"/>65,735</text:p>
          </table:table-cell>
          <table:table-cell office:value-type="float" office:value="64611" table:style-name="ce39">
            <text:p><text:s text:c="3"/>64,611</text:p>
          </table:table-cell>
          <table:table-cell office:value-type="float" office:value="15184" table:style-name="ce39">
            <text:p><text:s text:c="3"/>15,184</text:p>
          </table:table-cell>
          <table:table-cell office:value-type="float" office:value="15441" table:style-name="ce39">
            <text:p><text:s text:c="3"/>15,441</text:p>
          </table:table-cell>
          <table:table-cell office:value-type="float" office:value="289" table:style-name="ce39">
            <text:p><text:s text:c="3"/>289</text:p>
          </table:table-cell>
          <table:table-cell office:value-type="float" office:value="157" table:style-name="ce39">
            <text:p><text:s text:c="3"/>157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467" table:style-name="ce39">
            <text:p><text:s text:c="3"/>467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4179" table:style-name="ce39">
            <text:p><text:s text:c="3"/>4,179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0056" table:style-name="ce35">
            <text:p><text:s text:c="3"/>30,056</text:p>
          </table:table-cell>
          <table:table-cell office:value-type="float" office:value="29649" table:style-name="ce34">
            <text:p><text:s text:c="3"/>29,649</text:p>
          </table:table-cell>
          <table:table-cell office:value-type="float" office:value="7852" table:style-name="ce33">
            <text:p><text:s text:c="3"/>7,852</text:p>
          </table:table-cell>
          <table:table-cell office:value-type="float" office:value="9317" table:style-name="ce33">
            <text:p><text:s text:c="3"/>9,317</text:p>
          </table:table-cell>
          <table:table-cell office:value-type="float" office:value="153" table:style-name="ce33">
            <text:p><text:s text:c="3"/>153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54" table:style-name="ce33">
            <text:p><text:s text:c="3"/>25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2114" table:style-name="ce33">
            <text:p><text:s text:c="3"/>2,114</text:p>
          </table:table-cell>
          <table:table-cell office:value-type="float" office:value="9677" table:style-name="ce33">
            <text:p><text:s text:c="3"/>9,677</text:p>
          </table:table-cell>
          <table:table-cell office:value-type="float" office:value="3231" table:style-name="ce33">
            <text:p><text:s text:c="3"/>3,2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35679" table:style-name="ce35">
            <text:p><text:s text:c="3"/>35,679</text:p>
          </table:table-cell>
          <table:table-cell office:value-type="float" office:value="34962" table:style-name="ce34">
            <text:p><text:s text:c="3"/>34,962</text:p>
          </table:table-cell>
          <table:table-cell office:value-type="float" office:value="7332" table:style-name="ce33">
            <text:p><text:s text:c="3"/>7,332</text:p>
          </table:table-cell>
          <table:table-cell office:value-type="float" office:value="6124" table:style-name="ce33">
            <text:p><text:s text:c="3"/>6,124</text:p>
          </table:table-cell>
          <table:table-cell office:value-type="float" office:value="136" table:style-name="ce33">
            <text:p><text:s text:c="3"/>136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2065" table:style-name="ce33">
            <text:p><text:s text:c="3"/>2,0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3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91477" table:style-name="ce39">
            <text:p><text:s text:c="3"/>91,477</text:p>
          </table:table-cell>
          <table:table-cell office:value-type="float" office:value="91733" table:style-name="ce39">
            <text:p><text:s text:c="3"/>91,733</text:p>
          </table:table-cell>
          <table:table-cell office:value-type="float" office:value="19052" table:style-name="ce39">
            <text:p><text:s text:c="3"/>19,052</text:p>
          </table:table-cell>
          <table:table-cell office:value-type="float" office:value="18918" table:style-name="ce39">
            <text:p><text:s text:c="3"/>18,918</text:p>
          </table:table-cell>
          <table:table-cell office:value-type="float" office:value="440" table:style-name="ce39">
            <text:p><text:s text:c="3"/>440</text:p>
          </table:table-cell>
          <table:table-cell office:value-type="float" office:value="175" table:style-name="ce39">
            <text:p><text:s text:c="3"/>175</text:p>
          </table:table-cell>
          <table:table-cell office:value-type="float" office:value="91" table:style-name="ce39">
            <text:p><text:s text:c="3"/>91</text:p>
          </table:table-cell>
          <table:table-cell office:value-type="float" office:value="601" table:style-name="ce39">
            <text:p><text:s text:c="3"/>601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6536" table:style-name="ce39">
            <text:p><text:s text:c="3"/>6,536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1511" table:style-name="ce35">
            <text:p><text:s text:c="3"/>41,511</text:p>
          </table:table-cell>
          <table:table-cell office:value-type="float" office:value="41832" table:style-name="ce34">
            <text:p><text:s text:c="3"/>41,832</text:p>
          </table:table-cell>
          <table:table-cell office:value-type="float" office:value="9976" table:style-name="ce33">
            <text:p><text:s text:c="3"/>9,976</text:p>
          </table:table-cell>
          <table:table-cell office:value-type="float" office:value="11279" table:style-name="ce33">
            <text:p><text:s text:c="3"/>11,279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23" table:style-name="ce33">
            <text:p><text:s text:c="3"/>323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359" table:style-name="ce33">
            <text:p><text:s text:c="3"/>3,359</text:p>
          </table:table-cell>
          <table:table-cell office:value-type="float" office:value="13181" table:style-name="ce33">
            <text:p><text:s text:c="3"/>13,181</text:p>
          </table:table-cell>
          <table:table-cell office:value-type="float" office:value="5088" table:style-name="ce33">
            <text:p><text:s text:c="3"/>5,08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966" table:style-name="ce35">
            <text:p><text:s text:c="3"/>49,966</text:p>
          </table:table-cell>
          <table:table-cell office:value-type="float" office:value="49901" table:style-name="ce34">
            <text:p><text:s text:c="3"/>49,901</text:p>
          </table:table-cell>
          <table:table-cell office:value-type="float" office:value="9076" table:style-name="ce33">
            <text:p><text:s text:c="3"/>9,076</text:p>
          </table:table-cell>
          <table:table-cell office:value-type="float" office:value="7639" table:style-name="ce33">
            <text:p><text:s text:c="3"/>7,639</text:p>
          </table:table-cell>
          <table:table-cell office:value-type="float" office:value="194" table:style-name="ce33">
            <text:p><text:s text:c="3"/>194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78" table:style-name="ce33">
            <text:p><text:s text:c="3"/>27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177" table:style-name="ce33">
            <text:p><text:s text:c="3"/>3,17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4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6280" table:style-name="ce39">
            <text:p><text:s text:c="3"/>76,280</text:p>
          </table:table-cell>
          <table:table-cell office:value-type="float" office:value="74915" table:style-name="ce39">
            <text:p><text:s text:c="3"/>74,915</text:p>
          </table:table-cell>
          <table:table-cell office:value-type="float" office:value="15746" table:style-name="ce39">
            <text:p><text:s text:c="3"/>15,746</text:p>
          </table:table-cell>
          <table:table-cell office:value-type="float" office:value="14520" table:style-name="ce39">
            <text:p><text:s text:c="3"/>14,520</text:p>
          </table:table-cell>
          <table:table-cell office:value-type="float" office:value="352" table:style-name="ce39">
            <text:p><text:s text:c="3"/>352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529" table:style-name="ce39">
            <text:p><text:s text:c="3"/>529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5472" table:style-name="ce39">
            <text:p><text:s text:c="3"/>5,472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755" table:style-name="ce35">
            <text:p><text:s text:c="3"/>34,755</text:p>
          </table:table-cell>
          <table:table-cell office:value-type="float" office:value="34355" table:style-name="ce34">
            <text:p><text:s text:c="3"/>34,355</text:p>
          </table:table-cell>
          <table:table-cell office:value-type="float" office:value="8089" table:style-name="ce33">
            <text:p><text:s text:c="3"/>8,089</text:p>
          </table:table-cell>
          <table:table-cell office:value-type="float" office:value="8673" table:style-name="ce33">
            <text:p><text:s text:c="3"/>8,673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836" table:style-name="ce33">
            <text:p><text:s text:c="3"/>2,836</text:p>
          </table:table-cell>
          <table:table-cell office:value-type="float" office:value="9135" table:style-name="ce33">
            <text:p><text:s text:c="3"/>9,135</text:p>
          </table:table-cell>
          <table:table-cell office:value-type="float" office:value="4346" table:style-name="ce33">
            <text:p><text:s text:c="3"/>4,34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525" table:style-name="ce35">
            <text:p><text:s text:c="3"/>41,525</text:p>
          </table:table-cell>
          <table:table-cell office:value-type="float" office:value="40560" table:style-name="ce34">
            <text:p><text:s text:c="3"/>40,560</text:p>
          </table:table-cell>
          <table:table-cell office:value-type="float" office:value="7657" table:style-name="ce33">
            <text:p><text:s text:c="3"/>7,657</text:p>
          </table:table-cell>
          <table:table-cell office:value-type="float" office:value="5847" table:style-name="ce33">
            <text:p><text:s text:c="3"/>5,847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244" table:style-name="ce33">
            <text:p><text:s text:c="3"/>244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36" table:style-name="ce33">
            <text:p><text:s text:c="3"/>2,636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5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89966" table:style-name="ce39">
            <text:p><text:s text:c="3"/>89,966</text:p>
          </table:table-cell>
          <table:table-cell office:value-type="float" office:value="89129" table:style-name="ce39">
            <text:p><text:s text:c="3"/>89,129</text:p>
          </table:table-cell>
          <table:table-cell office:value-type="float" office:value="17346" table:style-name="ce39">
            <text:p><text:s text:c="3"/>17,346</text:p>
          </table:table-cell>
          <table:table-cell office:value-type="float" office:value="14238" table:style-name="ce39">
            <text:p><text:s text:c="3"/>14,238</text:p>
          </table:table-cell>
          <table:table-cell office:value-type="float" office:value="365" table:style-name="ce39">
            <text:p><text:s text:c="3"/>365</text:p>
          </table:table-cell>
          <table:table-cell office:value-type="float" office:value="169" table:style-name="ce39">
            <text:p><text:s text:c="3"/>169</text:p>
          </table:table-cell>
          <table:table-cell office:value-type="float" office:value="96" table:style-name="ce39">
            <text:p><text:s text:c="3"/>96</text:p>
          </table:table-cell>
          <table:table-cell office:value-type="float" office:value="594" table:style-name="ce39">
            <text:p><text:s text:c="3"/>594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6266" table:style-name="ce39">
            <text:p><text:s text:c="3"/>6,266</text:p>
          </table:table-cell>
          <table:table-cell table:number-columns-repeated="2" table:style-name="ce3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0500" table:style-name="ce35">
            <text:p><text:s text:c="3"/>40,500</text:p>
          </table:table-cell>
          <table:table-cell office:value-type="float" office:value="40348" table:style-name="ce34">
            <text:p><text:s text:c="3"/>40,348</text:p>
          </table:table-cell>
          <table:table-cell office:value-type="float" office:value="8922" table:style-name="ce33">
            <text:p><text:s text:c="3"/>8,922</text:p>
          </table:table-cell>
          <table:table-cell office:value-type="float" office:value="8478" table:style-name="ce33">
            <text:p><text:s text:c="3"/>8,478</text:p>
          </table:table-cell>
          <table:table-cell office:value-type="float" office:value="185" table:style-name="ce33">
            <text:p><text:s text:c="3"/>185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22" table:style-name="ce33">
            <text:p><text:s text:c="3"/>3,322</text:p>
          </table:table-cell>
          <table:table-cell office:value-type="float" office:value="15456" table:style-name="ce33">
            <text:p><text:s text:c="3"/>15,456</text:p>
          </table:table-cell>
          <table:table-cell office:value-type="float" office:value="4900" table:style-name="ce33">
            <text:p><text:s text:c="3"/>4,90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466" table:style-name="ce35">
            <text:p><text:s text:c="3"/>49,466</text:p>
          </table:table-cell>
          <table:table-cell office:value-type="float" office:value="48781" table:style-name="ce34">
            <text:p><text:s text:c="3"/>48,781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5760" table:style-name="ce33">
            <text:p><text:s text:c="3"/>5,76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2944" table:style-name="ce33">
            <text:p><text:s text:c="3"/>2,94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54">
            <text:p>6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9528" table:style-name="ce39">
            <text:p><text:s text:c="3"/>79,528</text:p>
          </table:table-cell>
          <table:table-cell office:value-type="float" office:value="77482" table:style-name="ce39">
            <text:p><text:s text:c="3"/>77,482</text:p>
          </table:table-cell>
          <table:table-cell office:value-type="float" office:value="16412" table:style-name="ce39">
            <text:p><text:s text:c="3"/>16,412</text:p>
          </table:table-cell>
          <table:table-cell office:value-type="float" office:value="13445" table:style-name="ce39">
            <text:p><text:s text:c="3"/>13,445</text:p>
          </table:table-cell>
          <table:table-cell office:value-type="float" office:value="366" table:style-name="ce39">
            <text:p><text:s text:c="3"/>366</text:p>
          </table:table-cell>
          <table:table-cell office:value-type="float" office:value="136" table:style-name="ce39">
            <text:p><text:s text:c="3"/>136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609" table:style-name="ce39">
            <text:p><text:s text:c="3"/>609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5897" table:style-name="ce39">
            <text:p><text:s text:c="3"/>5,897</text:p>
          </table:table-cell>
          <table:table-cell table:number-columns-repeated="2" table:style-name="ce39"/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6370" table:style-name="ce42"/>
        </table:table-row>
        <table:table-row table:style-name="ro8">
          <table:table-cell office:value-type="string" table:number-columns-spanned="1" table:number-rows-spanned="3" table:style-name="ce166">
            <text:p>7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84612" table:style-name="ce39">
            <text:p><text:s text:c="3"/>84,612</text:p>
          </table:table-cell>
          <table:table-cell office:value-type="float" office:value="81685" table:style-name="ce39">
            <text:p><text:s text:c="3"/>81,685</text:p>
          </table:table-cell>
          <table:table-cell office:value-type="float" office:value="16482" table:style-name="ce39">
            <text:p><text:s text:c="3"/>16,482</text:p>
          </table:table-cell>
          <table:table-cell office:value-type="float" office:value="13021" table:style-name="ce39">
            <text:p><text:s text:c="3"/>13,021</text:p>
          </table:table-cell>
          <table:table-cell office:value-type="float" office:value="344" table:style-name="ce39">
            <text:p><text:s text:c="3"/>344</text:p>
          </table:table-cell>
          <table:table-cell office:value-type="float" office:value="155" table:style-name="ce39">
            <text:p><text:s text:c="3"/>155</text:p>
          </table:table-cell>
          <table:table-cell office:value-type="float" office:value="101" table:style-name="ce39">
            <text:p><text:s text:c="3"/>101</text:p>
          </table:table-cell>
          <table:table-cell office:value-type="float" office:value="603" table:style-name="ce39">
            <text:p><text:s text:c="3"/>603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5889" table:style-name="ce39">
            <text:p><text:s text:c="3"/>5,889</text:p>
          </table:table-cell>
          <table:table-cell table:number-columns-repeated="2" table:style-name="ce39"/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6370" table:style-name="ce42"/>
        </table:table-row>
        <table:table-row table:style-name="ro6">
          <table:table-cell office:value-type="string" table:number-columns-spanned="1" table:number-rows-spanned="3" table:style-name="ce168">
            <text:p>8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94606" table:style-name="ce39">
            <text:p><text:s text:c="3"/>94,606</text:p>
          </table:table-cell>
          <table:table-cell office:value-type="float" office:value="95559" table:style-name="ce39">
            <text:p><text:s text:c="3"/>95,559</text:p>
          </table:table-cell>
          <table:table-cell office:value-type="float" office:value="17239" table:style-name="ce39">
            <text:p><text:s text:c="3"/>17,239</text:p>
          </table:table-cell>
          <table:table-cell office:value-type="float" office:value="14195" table:style-name="ce39">
            <text:p><text:s text:c="3"/>14,195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194" table:style-name="ce39">
            <text:p><text:s text:c="3"/>194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654" table:style-name="ce39">
            <text:p><text:s text:c="3"/>654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6907" table:style-name="ce39">
            <text:p><text:s text:c="3"/>6,907</text:p>
          </table:table-cell>
          <table:table-cell table:number-columns-repeated="2" table:style-name="ce3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3.87" table:style-name="ce30">
            <text:p><text:s/>3.87</text:p>
          </table:table-cell>
          <table:table-cell office:value-type="float" office:value="3.83" table:style-name="ce30">
            <text:p><text:s/>3.83</text:p>
          </table:table-cell>
          <table:table-cell office:value-type="float" office:value="2.39" table:style-name="ce30">
            <text:p><text:s/>2.39</text:p>
          </table:table-cell>
          <table:table-cell office:value-type="float" office:value="12.78" table:style-name="ce30">
            <text:p><text:s/>12.78</text:p>
          </table:table-cell>
          <table:table-cell office:value-type="float" office:value="-4.03" table:style-name="ce30">
            <text:p><text:s text:c="3"/>－4.03</text:p>
          </table:table-cell>
          <table:table-cell office:value-type="float" office:value="12.79" table:style-name="ce30">
            <text:p><text:s/>12.79</text:p>
          </table:table-cell>
          <table:table-cell office:value-type="float" office:value="-15.15" table:style-name="ce30">
            <text:p><text:s text:c="3"/>－15.15</text:p>
          </table:table-cell>
          <table:table-cell office:value-type="float" office:value="21.11" table:style-name="ce30">
            <text:p><text:s/>21.11</text:p>
          </table:table-cell>
          <table:table-cell office:value-type="float" office:value="16" table:style-name="ce30">
            <text:p><text:s/>16.00</text:p>
          </table:table-cell>
          <table:table-cell office:value-type="float" office:value="12.04" table:style-name="ce30">
            <text:p><text:s/>12.04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5.0999999999999996" table:style-name="ce19">
            <text:p><text:s/>5.10</text:p>
          </table:table-cell>
          <table:table-cell office:value-type="float" office:value="5.18" table:style-name="ce19">
            <text:p><text:s/>5.18</text:p>
          </table:table-cell>
          <table:table-cell office:value-type="float" office:value="1.5" table:style-name="ce19">
            <text:p><text:s/>1.50</text:p>
          </table:table-cell>
          <table:table-cell office:value-type="float" office:value="10.7" table:style-name="ce19">
            <text:p><text:s/>10.70</text:p>
          </table:table-cell>
          <table:table-cell office:value-type="float" office:value="-13.04" table:style-name="ce19">
            <text:p><text:s text:c="3"/>－13.04</text:p>
          </table:table-cell>
          <table:table-cell office:value-type="float" office:value="12.5" table:style-name="ce19">
            <text:p><text:s/>12.50</text:p>
          </table:table-cell>
          <table:table-cell office:value-type="float" office:value="-23.73" table:style-name="ce19">
            <text:p><text:s text:c="3"/>－23.73</text:p>
          </table:table-cell>
          <table:table-cell office:value-type="float" office:value="23.96" table:style-name="ce19">
            <text:p><text:s/>23.96</text:p>
          </table:table-cell>
          <table:table-cell office:value-type="float" office:value="37.5" table:style-name="ce19">
            <text:p><text:s/>37.50</text:p>
          </table:table-cell>
          <table:table-cell office:value-type="float" office:value="10.52" table:style-name="ce19">
            <text:p><text:s/>10.52</text:p>
          </table:table-cell>
          <table:table-cell office:value-type="float" office:value="-21.66" table:style-name="ce19">
            <text:p><text:s text:c="3"/>－21.66</text:p>
          </table:table-cell>
          <table:table-cell office:value-type="float" office:value="9.09" table:style-name="ce18">
            <text:p><text:s/>9.0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2.82" table:style-name="ce14">
            <text:p><text:s/>2.82</text:p>
          </table:table-cell>
          <table:table-cell office:value-type="float" office:value="2.66" table:style-name="ce14">
            <text:p><text:s/>2.66</text:p>
          </table:table-cell>
          <table:table-cell office:value-type="float" office:value="3.38" table:style-name="ce14">
            <text:p><text:s/>3.38</text:p>
          </table:table-cell>
          <table:table-cell office:value-type="float" office:value="15.96" table:style-name="ce14">
            <text:p><text:s/>15.96</text:p>
          </table:table-cell>
          <table:table-cell office:value-type="float" office:value="6.77" table:style-name="ce14">
            <text:p><text:s/>6.77</text:p>
          </table:table-cell>
          <table:table-cell office:value-type="float" office:value="13.04" table:style-name="ce14">
            <text:p><text:s/>13.04</text:p>
          </table:table-cell>
          <table:table-cell office:value-type="float" office:value="-2.5" table:style-name="ce14">
            <text:p><text:s text:c="3"/>－2.50</text:p>
          </table:table-cell>
          <table:table-cell office:value-type="float" office:value="17.86" table:style-name="ce14">
            <text:p><text:s/>17.86</text:p>
          </table:table-cell>
          <table:table-cell office:value-type="float" office:value="-3.85" table:style-name="ce14">
            <text:p><text:s text:c="3"/>－3.85</text:p>
          </table:table-cell>
          <table:table-cell office:value-type="float" office:value="13.68" table:style-name="ce14">
            <text:p><text:s/>13.68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11.81" table:style-name="ce24">
            <text:p><text:s/>11.81</text:p>
          </table:table-cell>
          <table:table-cell office:value-type="float" office:value="16.98" table:style-name="ce24">
            <text:p><text:s/>16.98</text:p>
          </table:table-cell>
          <table:table-cell office:value-type="float" office:value="4.59" table:style-name="ce24">
            <text:p><text:s/>4.59</text:p>
          </table:table-cell>
          <table:table-cell office:value-type="float" office:value="9.02" table:style-name="ce24">
            <text:p><text:s/>9.02</text:p>
          </table:table-cell>
          <table:table-cell office:value-type="float" office:value="17.73" table:style-name="ce24">
            <text:p><text:s/>17.73</text:p>
          </table:table-cell>
          <table:table-cell office:value-type="float" office:value="25.16" table:style-name="ce24">
            <text:p><text:s/>25.16</text:p>
          </table:table-cell>
          <table:table-cell office:value-type="float" office:value="-16.829999999999998" table:style-name="ce24">
            <text:p><text:s text:c="3"/>－16.83</text:p>
          </table:table-cell>
          <table:table-cell office:value-type="float" office:value="8.4600000000000009" table:style-name="ce24">
            <text:p><text:s/>8.46</text:p>
          </table:table-cell>
          <table:table-cell office:value-type="float" office:value="-3.33" table:style-name="ce24">
            <text:p><text:s text:c="3"/>－3.33</text:p>
          </table:table-cell>
          <table:table-cell office:value-type="float" office:value="17.29" table:style-name="ce24">
            <text:p><text:s/>17.29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15.16" table:style-name="ce19">
            <text:p><text:s/>15.16</text:p>
          </table:table-cell>
          <table:table-cell office:value-type="float" office:value="20.010000000000002" table:style-name="ce19">
            <text:p><text:s/>20.01</text:p>
          </table:table-cell>
          <table:table-cell office:value-type="float" office:value="3.54" table:style-name="ce19">
            <text:p><text:s/>3.54</text:p>
          </table:table-cell>
          <table:table-cell office:value-type="float" office:value="8.69" table:style-name="ce19">
            <text:p><text:s/>8.69</text:p>
          </table:table-cell>
          <table:table-cell office:value-type="float" office:value="22.7" table:style-name="ce19">
            <text:p><text:s/>22.70</text:p>
          </table:table-cell>
          <table:table-cell office:value-type="float" office:value="28.57" table:style-name="ce19">
            <text:p><text:s/>28.57</text:p>
          </table:table-cell>
          <table:table-cell office:value-type="float" office:value="2.27" table:style-name="ce19">
            <text:p><text:s/>2.27</text:p>
          </table:table-cell>
          <table:table-cell office:value-type="float" office:value="14.79" table:style-name="ce19">
            <text:p><text:s/>14.79</text:p>
          </table:table-cell>
          <table:table-cell office:value-type="float" office:value="-8.33" table:style-name="ce19">
            <text:p><text:s text:c="3"/>－8.33</text:p>
          </table:table-cell>
          <table:table-cell office:value-type="float" office:value="19.170000000000002" table:style-name="ce19">
            <text:p><text:s/>19.17</text:p>
          </table:table-cell>
          <table:table-cell office:value-type="float" office:value="-46.08" table:style-name="ce19">
            <text:p><text:s text:c="3"/>－46.08</text:p>
          </table:table-cell>
          <table:table-cell office:value-type="float" office:value="10.07" table:style-name="ce18">
            <text:p><text:s/>10.07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9.0500000000000007" table:style-name="ce14">
            <text:p><text:s/>9.05</text:p>
          </table:table-cell>
          <table:table-cell office:value-type="float" office:value="14.45" table:style-name="ce14">
            <text:p><text:s/>14.45</text:p>
          </table:table-cell>
          <table:table-cell office:value-type="float" office:value="5.75" table:style-name="ce14">
            <text:p><text:s/>5.75</text:p>
          </table:table-cell>
          <table:table-cell office:value-type="float" office:value="9.5" table:style-name="ce14">
            <text:p><text:s/>9.50</text:p>
          </table:table-cell>
          <table:table-cell office:value-type="float" office:value="13.26" table:style-name="ce14">
            <text:p><text:s/>13.26</text:p>
          </table:table-cell>
          <table:table-cell office:value-type="float" office:value="22.35" table:style-name="ce14">
            <text:p><text:s/>22.35</text:p>
          </table:table-cell>
          <table:table-cell office:value-type="float" office:value="-31.58" table:style-name="ce14">
            <text:p><text:s text:c="3"/>－31.58</text:p>
          </table:table-cell>
          <table:table-cell office:value-type="float" office:value="1.71" table:style-name="ce14">
            <text:p><text:s/>1.71</text:p>
          </table:table-cell>
          <table:table-cell office:value-type="float" office:value="4.17" table:style-name="ce14">
            <text:p><text:s/>4.17</text:p>
          </table:table-cell>
          <table:table-cell office:value-type="float" office:value="15.36" table:style-name="ce14">
            <text:p><text:s/>15.36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5年9月5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7" table:style-name="ro10">
          <table:table-cell table:number-columns-repeated="16384"/>
        </table:table-row>
        <table:named-expressions>
          <table:named-range table:name="Print_Area" table:cell-range-address="年月別.$A$1:年月別.$N$109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3">
            <text:p><text:s text:c="2"/>戶籍登記統計表（續）</text:p>
          </table:table-cell>
          <table:covered-table-cell table:number-columns-repeated="13"/>
          <table:table-cell table:number-columns-repeated="5" table:style-name="ce114"/>
          <table:table-cell table:number-columns-spanned="14" table:number-rows-spanned="1" table:style-name="ce152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50"/>
          <table:table-cell table:style-name="ce4"/>
          <table:table-cell table:number-columns-repeated="2" table:style-name="ce150"/>
          <table:table-cell office:value-type="string" table:number-columns-spanned="5" table:number-rows-spanned="1" table:style-name="ce151">
            <text:p>中 華 民 國 105 年 8 月 份</text:p>
          </table:table-cell>
          <table:covered-table-cell table:number-columns-repeated="4"/>
          <table:table-cell table:number-columns-repeated="3" table:style-name="ce150"/>
          <table:table-cell office:value-type="string" table:style-name="ce149">
            <text:p><text:s text:c="9"/>單位︰人；對</text:p>
          </table:table-cell>
          <table:table-cell table:number-columns-repeated="4" table:style-name="ce148"/>
          <table:table-cell table:number-columns-repeated="2" table:style-name="ce4"/>
          <table:table-cell table:number-columns-repeated="4" table:style-name="ce147"/>
          <table:table-cell table:style-name="ce148"/>
          <table:table-cell table:number-columns-repeated="8" table:style-name="ce147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70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64">
            <text:p>性別</text:p>
          </table:table-cell>
          <table:table-cell office:value-type="string" table:number-columns-spanned="1" table:number-rows-spanned="2" table:style-name="ce165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0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0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0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0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67">
            <text:p>終止收養</text:p>
          </table:table-cell>
          <table:table-cell office:value-type="string" table:number-columns-spanned="1" table:number-rows-spanned="2" table:style-name="ce167">
            <text:p>監護</text:p>
          </table:table-cell>
          <table:table-cell office:value-type="string" table:number-columns-spanned="1" table:number-rows-spanned="2" table:style-name="ce167">
            <text:p>輔助</text:p>
          </table:table-cell>
          <table:table-cell office:value-type="string" table:number-columns-spanned="1" table:number-rows-spanned="2" table:style-name="ce158">
            <text:p>未成年子女</text:p>
            <text:p>權利義務行使負擔</text:p>
          </table:table-cell>
          <table:table-cell office:value-type="string" table:number-columns-spanned="1" table:number-rows-spanned="2" table:style-name="ce167">
            <text:p>結婚對數</text:p>
          </table:table-cell>
          <table:table-cell office:value-type="string" table:number-columns-spanned="1" table:number-rows-spanned="2" table:style-name="ce169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14">
          <table:table-cell table:style-name="ce130"/>
          <table:table-cell office:value-type="string" table:style-name="ce61">
            <text:p>計</text:p>
          </table:table-cell>
          <table:table-cell office:value-type="float" office:value="94606" table:style-name="ce51">
            <text:p><text:s text:c="3"/>94,606</text:p>
          </table:table-cell>
          <table:table-cell office:value-type="float" office:value="95559" table:style-name="ce51">
            <text:p><text:s text:c="3"/>95,559</text:p>
          </table:table-cell>
          <table:table-cell office:value-type="float" office:value="17239" table:style-name="ce51">
            <text:p><text:s text:c="3"/>17,239</text:p>
          </table:table-cell>
          <table:table-cell office:value-type="float" office:value="14195" table:style-name="ce51">
            <text:p><text:s text:c="3"/>14,195</text:p>
          </table:table-cell>
          <table:table-cell office:value-type="float" office:value="405" table:style-name="ce51">
            <text:p><text:s text:c="3"/>405</text:p>
          </table:table-cell>
          <table:table-cell office:value-type="float" office:value="194" table:style-name="ce51">
            <text:p><text:s text:c="3"/>194</text:p>
          </table:table-cell>
          <table:table-cell office:value-type="float" office:value="84" table:style-name="ce51">
            <text:p><text:s text:c="3"/>84</text:p>
          </table:table-cell>
          <table:table-cell office:value-type="float" office:value="654" table:style-name="ce51">
            <text:p><text:s text:c="3"/>654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6907" table:style-name="ce51">
            <text:p><text:s text:c="3"/>6,907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總 <text:s text:c="3"/>計</text:p>
          </table:table-cell>
          <table:table-cell office:value-type="string" table:style-name="ce61">
            <text:p>男</text:p>
          </table:table-cell>
          <table:table-cell office:value-type="float" office:value="44028" table:style-name="ce51">
            <text:p><text:s text:c="3"/>44,028</text:p>
          </table:table-cell>
          <table:table-cell office:value-type="float" office:value="44651" table:style-name="ce51">
            <text:p><text:s text:c="3"/>44,651</text:p>
          </table:table-cell>
          <table:table-cell office:value-type="float" office:value="8945" table:style-name="ce51">
            <text:p><text:s text:c="3"/>8,945</text:p>
          </table:table-cell>
          <table:table-cell office:value-type="float" office:value="8418" table:style-name="ce51">
            <text:p><text:s text:c="3"/>8,418</text:p>
          </table:table-cell>
          <table:table-cell office:value-type="float" office:value="200" table:style-name="ce51">
            <text:p><text:s text:c="3"/>200</text:p>
          </table:table-cell>
          <table:table-cell office:value-type="float" office:value="90" table:style-name="ce51">
            <text:p><text:s text:c="3"/>90</text:p>
          </table:table-cell>
          <table:table-cell office:value-type="float" office:value="45" table:style-name="ce51">
            <text:p><text:s text:c="3"/>45</text:p>
          </table:table-cell>
          <table:table-cell office:value-type="float" office:value="357" table:style-name="ce51">
            <text:p><text:s text:c="3"/>357</text:p>
          </table:table-cell>
          <table:table-cell office:value-type="float" office:value="33" table:style-name="ce51">
            <text:p><text:s text:c="3"/>33</text:p>
          </table:table-cell>
          <table:table-cell office:value-type="float" office:value="3550" table:style-name="ce51">
            <text:p><text:s text:c="3"/>3,550</text:p>
          </table:table-cell>
          <table:table-cell office:value-type="float" office:value="5671" table:style-name="ce51">
            <text:p><text:s text:c="3"/>5,671</text:p>
          </table:table-cell>
          <table:table-cell office:value-type="float" office:value="4920" table:style-name="ce50">
            <text:p><text:s text:c="3"/>4,920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2">
            <text:p>女</text:p>
          </table:table-cell>
          <table:table-cell office:value-type="float" office:value="50578" table:style-name="ce47">
            <text:p><text:s text:c="3"/>50,578</text:p>
          </table:table-cell>
          <table:table-cell office:value-type="float" office:value="50908" table:style-name="ce47">
            <text:p><text:s text:c="3"/>50,908</text:p>
          </table:table-cell>
          <table:table-cell office:value-type="float" office:value="8294" table:style-name="ce47">
            <text:p><text:s text:c="3"/>8,294</text:p>
          </table:table-cell>
          <table:table-cell office:value-type="float" office:value="5777" table:style-name="ce47">
            <text:p><text:s text:c="3"/>5,777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357" table:style-name="ce47">
            <text:p><text:s text:c="3"/>3,357</text:p>
          </table:table-cell>
          <table:table-cell table:number-columns-repeated="2" table:style-name="ce46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1">
            <text:p>計</text:p>
          </table:table-cell>
          <table:table-cell office:value-type="float" office:value="15958" table:style-name="ce50">
            <text:p><text:s text:c="3"/>15,958</text:p>
          </table:table-cell>
          <table:table-cell office:value-type="float" office:value="16323" table:style-name="ce50">
            <text:p><text:s text:c="3"/>16,323</text:p>
          </table:table-cell>
          <table:table-cell office:value-type="float" office:value="2838" table:style-name="ce50">
            <text:p><text:s text:c="3"/>2,838</text:p>
          </table:table-cell>
          <table:table-cell office:value-type="float" office:value="1850" table:style-name="ce50">
            <text:p><text:s text:c="3"/>1,850</text:p>
          </table:table-cell>
          <table:table-cell office:value-type="float" office:value="63" table:style-name="ce50">
            <text:p><text:s text:c="3"/>63</text:p>
          </table:table-cell>
          <table:table-cell office:value-type="float" office:value="43" table:style-name="ce50">
            <text:p><text:s text:c="3"/>43</text:p>
          </table:table-cell>
          <table:table-cell office:value-type="float" office:value="17" table:style-name="ce50">
            <text:p><text:s text:c="3"/>17</text:p>
          </table:table-cell>
          <table:table-cell office:value-type="float" office:value="88" table:style-name="ce50">
            <text:p><text:s text:c="3"/>88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1174" table:style-name="ce50">
            <text:p><text:s text:c="3"/>1,174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新北市</text:p>
          </table:table-cell>
          <table:table-cell office:value-type="string" table:style-name="ce61">
            <text:p>男</text:p>
          </table:table-cell>
          <table:table-cell office:value-type="float" office:value="7287" table:style-name="ce50">
            <text:p><text:s text:c="3"/>7,287</text:p>
          </table:table-cell>
          <table:table-cell office:value-type="float" office:value="7667" table:style-name="ce50">
            <text:p><text:s text:c="3"/>7,667</text:p>
          </table:table-cell>
          <table:table-cell office:value-type="float" office:value="1496" table:style-name="ce50">
            <text:p><text:s text:c="3"/>1,496</text:p>
          </table:table-cell>
          <table:table-cell office:value-type="float" office:value="1142" table:style-name="ce50">
            <text:p><text:s text:c="3"/>1,142</text:p>
          </table:table-cell>
          <table:table-cell office:value-type="float" office:value="32" table:style-name="ce50">
            <text:p><text:s text:c="3"/>32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45" table:style-name="ce50">
            <text:p><text:s text:c="3"/>45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625" table:style-name="ce50">
            <text:p><text:s text:c="3"/>625</text:p>
          </table:table-cell>
          <table:table-cell office:value-type="float" office:value="1045" table:style-name="ce50">
            <text:p><text:s text:c="3"/>1,045</text:p>
          </table:table-cell>
          <table:table-cell office:value-type="float" office:value="889" table:style-name="ce50">
            <text:p><text:s text:c="3"/>889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2">
            <text:p>女</text:p>
          </table:table-cell>
          <table:table-cell office:value-type="float" office:value="8671" table:style-name="ce50">
            <text:p><text:s text:c="3"/>8,671</text:p>
          </table:table-cell>
          <table:table-cell office:value-type="float" office:value="8656" table:style-name="ce50">
            <text:p><text:s text:c="3"/>8,656</text:p>
          </table:table-cell>
          <table:table-cell office:value-type="float" office:value="1342" table:style-name="ce50">
            <text:p><text:s text:c="3"/>1,342</text:p>
          </table:table-cell>
          <table:table-cell office:value-type="float" office:value="708" table:style-name="ce50">
            <text:p><text:s text:c="3"/>708</text:p>
          </table:table-cell>
          <table:table-cell office:value-type="float" office:value="31" table:style-name="ce50">
            <text:p><text:s text:c="3"/>31</text:p>
          </table:table-cell>
          <table:table-cell office:value-type="float" office:value="22" table:style-name="ce50">
            <text:p><text:s text:c="3"/>22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43" table:style-name="ce50">
            <text:p><text:s text:c="3"/>43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549" table:style-name="ce50">
            <text:p><text:s text:c="3"/>549</text:p>
          </table:table-cell>
          <table:table-cell table:number-columns-repeated="2" table:style-name="ce46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1">
            <text:p>計</text:p>
          </table:table-cell>
          <table:table-cell office:value-type="float" office:value="11669" table:style-name="ce54">
            <text:p><text:s text:c="3"/>11,669</text:p>
          </table:table-cell>
          <table:table-cell office:value-type="float" office:value="15537" table:style-name="ce54">
            <text:p><text:s text:c="3"/>15,537</text:p>
          </table:table-cell>
          <table:table-cell office:value-type="float" office:value="2352" table:style-name="ce54">
            <text:p><text:s text:c="3"/>2,352</text:p>
          </table:table-cell>
          <table:table-cell office:value-type="float" office:value="1538" table:style-name="ce54">
            <text:p><text:s text:c="3"/>1,538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599" table:style-name="ce55">
            <text:p><text:s text:c="3"/>599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臺北市</text:p>
          </table:table-cell>
          <table:table-cell office:value-type="string" table:style-name="ce61">
            <text:p>男</text:p>
          </table:table-cell>
          <table:table-cell office:value-type="float" office:value="5434" table:style-name="ce50">
            <text:p><text:s text:c="3"/>5,434</text:p>
          </table:table-cell>
          <table:table-cell office:value-type="float" office:value="7226" table:style-name="ce50">
            <text:p><text:s text:c="3"/>7,226</text:p>
          </table:table-cell>
          <table:table-cell office:value-type="float" office:value="1194" table:style-name="ce50">
            <text:p><text:s text:c="3"/>1,194</text:p>
          </table:table-cell>
          <table:table-cell office:value-type="float" office:value="842" table:style-name="ce50">
            <text:p><text:s text:c="3"/>842</text:p>
          </table:table-cell>
          <table:table-cell office:value-type="float" office:value="22" table:style-name="ce50">
            <text:p><text:s text:c="3"/>22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31" table:style-name="ce50">
            <text:p><text:s text:c="3"/>31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302" table:style-name="ce50">
            <text:p><text:s text:c="3"/>302</text:p>
          </table:table-cell>
          <table:table-cell office:value-type="float" office:value="731" table:style-name="ce50">
            <text:p><text:s text:c="3"/>731</text:p>
          </table:table-cell>
          <table:table-cell office:value-type="float" office:value="504" table:style-name="ce50">
            <text:p><text:s text:c="3"/>50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2">
            <text:p>女</text:p>
          </table:table-cell>
          <table:table-cell office:value-type="float" office:value="6235" table:style-name="ce50">
            <text:p><text:s text:c="3"/>6,235</text:p>
          </table:table-cell>
          <table:table-cell office:value-type="float" office:value="8311" table:style-name="ce50">
            <text:p><text:s text:c="3"/>8,311</text:p>
          </table:table-cell>
          <table:table-cell office:value-type="float" office:value="1158" table:style-name="ce50">
            <text:p><text:s text:c="3"/>1,158</text:p>
          </table:table-cell>
          <table:table-cell office:value-type="float" office:value="696" table:style-name="ce50">
            <text:p><text:s text:c="3"/>696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31" table:style-name="ce50">
            <text:p><text:s text:c="3"/>31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297" table:style-name="ce50">
            <text:p><text:s text:c="3"/>297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6">
            <text:p>計</text:p>
          </table:table-cell>
          <table:table-cell office:value-type="float" office:value="11505" table:style-name="ce54">
            <text:p><text:s text:c="3"/>11,505</text:p>
          </table:table-cell>
          <table:table-cell office:value-type="float" office:value="8218" table:style-name="ce54">
            <text:p><text:s text:c="3"/>8,218</text:p>
          </table:table-cell>
          <table:table-cell office:value-type="float" office:value="1978" table:style-name="ce54">
            <text:p><text:s text:c="3"/>1,978</text:p>
          </table:table-cell>
          <table:table-cell office:value-type="float" office:value="1005" table:style-name="ce54">
            <text:p><text:s text:c="3"/>1,00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25" table:style-name="ce54">
            <text:p><text:s text:c="3"/>25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1" table:style-name="ce55">
            <text:p><text:s text:c="3"/>81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734" table:style-name="ce55">
            <text:p><text:s text:c="3"/>734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桃園市</text:p>
          </table:table-cell>
          <table:table-cell office:value-type="string" table:style-name="ce61">
            <text:p>男</text:p>
          </table:table-cell>
          <table:table-cell office:value-type="float" office:value="5365" table:style-name="ce50">
            <text:p><text:s text:c="3"/>5,365</text:p>
          </table:table-cell>
          <table:table-cell office:value-type="float" office:value="3809" table:style-name="ce50">
            <text:p><text:s text:c="3"/>3,809</text:p>
          </table:table-cell>
          <table:table-cell office:value-type="float" office:value="1072" table:style-name="ce50">
            <text:p><text:s text:c="3"/>1,072</text:p>
          </table:table-cell>
          <table:table-cell office:value-type="float" office:value="614" table:style-name="ce50">
            <text:p><text:s text:c="3"/>614</text:p>
          </table:table-cell>
          <table:table-cell office:value-type="float" office:value="32" table:style-name="ce50">
            <text:p><text:s text:c="3"/>32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51" table:style-name="ce50">
            <text:p><text:s text:c="3"/>51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386" table:style-name="ce50">
            <text:p><text:s text:c="3"/>386</text:p>
          </table:table-cell>
          <table:table-cell office:value-type="float" office:value="602" table:style-name="ce50">
            <text:p><text:s text:c="3"/>602</text:p>
          </table:table-cell>
          <table:table-cell office:value-type="float" office:value="519" table:style-name="ce50">
            <text:p><text:s text:c="3"/>5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2">
            <text:p>女</text:p>
          </table:table-cell>
          <table:table-cell office:value-type="float" office:value="6140" table:style-name="ce50">
            <text:p><text:s text:c="3"/>6,140</text:p>
          </table:table-cell>
          <table:table-cell office:value-type="float" office:value="4409" table:style-name="ce50">
            <text:p><text:s text:c="3"/>4,409</text:p>
          </table:table-cell>
          <table:table-cell office:value-type="float" office:value="906" table:style-name="ce50">
            <text:p><text:s text:c="3"/>906</text:p>
          </table:table-cell>
          <table:table-cell office:value-type="float" office:value="391" table:style-name="ce50">
            <text:p><text:s text:c="3"/>391</text:p>
          </table:table-cell>
          <table:table-cell office:value-type="float" office:value="19" table:style-name="ce50">
            <text:p><text:s text:c="3"/>19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30" table:style-name="ce50">
            <text:p><text:s text:c="3"/>30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348" table:style-name="ce50">
            <text:p><text:s text:c="3"/>348</text:p>
          </table:table-cell>
          <table:table-cell table:style-name="ce46"/>
          <table:table-cell table:style-name="ce14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1">
            <text:p>計</text:p>
          </table:table-cell>
          <table:table-cell office:value-type="float" office:value="12256" table:style-name="ce54">
            <text:p><text:s text:c="3"/>12,256</text:p>
          </table:table-cell>
          <table:table-cell office:value-type="float" office:value="11065" table:style-name="ce54">
            <text:p><text:s text:c="3"/>11,065</text:p>
          </table:table-cell>
          <table:table-cell office:value-type="float" office:value="2150" table:style-name="ce54">
            <text:p><text:s text:c="3"/>2,150</text:p>
          </table:table-cell>
          <table:table-cell office:value-type="float" office:value="1461" table:style-name="ce54">
            <text:p><text:s text:c="3"/>1,46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69" table:style-name="ce55">
            <text:p><text:s text:c="3"/>69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865" table:style-name="ce55">
            <text:p><text:s text:c="3"/>865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臺中市</text:p>
          </table:table-cell>
          <table:table-cell office:value-type="string" table:style-name="ce61">
            <text:p>男</text:p>
          </table:table-cell>
          <table:table-cell office:value-type="float" office:value="5591" table:style-name="ce50">
            <text:p><text:s text:c="3"/>5,591</text:p>
          </table:table-cell>
          <table:table-cell office:value-type="float" office:value="5094" table:style-name="ce50">
            <text:p><text:s text:c="3"/>5,094</text:p>
          </table:table-cell>
          <table:table-cell office:value-type="float" office:value="1102" table:style-name="ce50">
            <text:p><text:s text:c="3"/>1,102</text:p>
          </table:table-cell>
          <table:table-cell office:value-type="float" office:value="869" table:style-name="ce50">
            <text:p><text:s text:c="3"/>869</text:p>
          </table:table-cell>
          <table:table-cell office:value-type="float" office:value="18" table:style-name="ce50">
            <text:p><text:s text:c="3"/>18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38" table:style-name="ce50">
            <text:p><text:s text:c="3"/>38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447" table:style-name="ce50">
            <text:p><text:s text:c="3"/>447</text:p>
          </table:table-cell>
          <table:table-cell office:value-type="float" office:value="649" table:style-name="ce50">
            <text:p><text:s text:c="3"/>649</text:p>
          </table:table-cell>
          <table:table-cell office:value-type="float" office:value="573" table:style-name="ce50">
            <text:p><text:s text:c="3"/>57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61">
            <text:p>女</text:p>
          </table:table-cell>
          <table:table-cell office:value-type="float" office:value="6665" table:style-name="ce50">
            <text:p><text:s text:c="3"/>6,665</text:p>
          </table:table-cell>
          <table:table-cell office:value-type="float" office:value="5971" table:style-name="ce50">
            <text:p><text:s text:c="3"/>5,971</text:p>
          </table:table-cell>
          <table:table-cell office:value-type="float" office:value="1048" table:style-name="ce50">
            <text:p><text:s text:c="3"/>1,048</text:p>
          </table:table-cell>
          <table:table-cell office:value-type="float" office:value="592" table:style-name="ce50">
            <text:p><text:s text:c="3"/>592</text:p>
          </table:table-cell>
          <table:table-cell office:value-type="float" office:value="34" table:style-name="ce50">
            <text:p><text:s text:c="3"/>34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31" table:style-name="ce50">
            <text:p><text:s text:c="3"/>31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418" table:style-name="ce50">
            <text:p><text:s text:c="3"/>418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144">
            <text:p>計</text:p>
          </table:table-cell>
          <table:table-cell office:value-type="float" office:value="6407" table:style-name="ce54">
            <text:p><text:s text:c="3"/>6,407</text:p>
          </table:table-cell>
          <table:table-cell office:value-type="float" office:value="6387" table:style-name="ce54">
            <text:p><text:s text:c="3"/>6,387</text:p>
          </table:table-cell>
          <table:table-cell office:value-type="float" office:value="1225" table:style-name="ce54">
            <text:p><text:s text:c="3"/>1,225</text:p>
          </table:table-cell>
          <table:table-cell office:value-type="float" office:value="1273" table:style-name="ce54">
            <text:p><text:s text:c="3"/>1,273</text:p>
          </table:table-cell>
          <table:table-cell office:value-type="float" office:value="29" table:style-name="ce54">
            <text:p><text:s text:c="3"/>29</text:p>
          </table:table-cell>
          <table:table-cell office:value-type="float" office:value="16" table:style-name="ce54">
            <text:p><text:s text:c="3"/>16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55" table:style-name="ce55">
            <text:p><text:s text:c="3"/>55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05" table:style-name="ce55">
            <text:p><text:s text:c="3"/>505</text:p>
          </table:table-cell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臺南市</text:p>
          </table:table-cell>
          <table:table-cell office:value-type="string" table:style-name="ce142">
            <text:p>男</text:p>
          </table:table-cell>
          <table:table-cell office:value-type="float" office:value="2998" table:style-name="ce50">
            <text:p><text:s text:c="3"/>2,998</text:p>
          </table:table-cell>
          <table:table-cell office:value-type="float" office:value="3008" table:style-name="ce50">
            <text:p><text:s text:c="3"/>3,008</text:p>
          </table:table-cell>
          <table:table-cell office:value-type="float" office:value="637" table:style-name="ce50">
            <text:p><text:s text:c="3"/>637</text:p>
          </table:table-cell>
          <table:table-cell office:value-type="float" office:value="728" table:style-name="ce50">
            <text:p><text:s text:c="3"/>728</text:p>
          </table:table-cell>
          <table:table-cell office:value-type="float" office:value="16" table:style-name="ce50">
            <text:p><text:s text:c="3"/>16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27" table:style-name="ce50">
            <text:p><text:s text:c="3"/>27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253" table:style-name="ce50">
            <text:p><text:s text:c="3"/>253</text:p>
          </table:table-cell>
          <table:table-cell office:value-type="float" office:value="381" table:style-name="ce50">
            <text:p><text:s text:c="3"/>381</text:p>
          </table:table-cell>
          <table:table-cell office:value-type="float" office:value="374" table:style-name="ce50">
            <text:p><text:s text:c="3"/>37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41">
            <text:p>女</text:p>
          </table:table-cell>
          <table:table-cell office:value-type="float" office:value="3409" table:style-name="ce46">
            <text:p><text:s text:c="3"/>3,409</text:p>
          </table:table-cell>
          <table:table-cell office:value-type="float" office:value="3379" table:style-name="ce46">
            <text:p><text:s text:c="3"/>3,379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52" table:style-name="ce47">
            <text:p><text:s text:c="3"/>252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1">
            <text:p>計</text:p>
          </table:table-cell>
          <table:table-cell office:value-type="float" office:value="11812" table:style-name="ce54">
            <text:p><text:s text:c="3"/>11,812</text:p>
          </table:table-cell>
          <table:table-cell office:value-type="float" office:value="11872" table:style-name="ce54">
            <text:p><text:s text:c="3"/>11,872</text:p>
          </table:table-cell>
          <table:table-cell office:value-type="float" office:value="1859" table:style-name="ce54">
            <text:p><text:s text:c="3"/>1,859</text:p>
          </table:table-cell>
          <table:table-cell office:value-type="float" office:value="1766" table:style-name="ce54">
            <text:p><text:s text:c="3"/>1,766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23" table:style-name="ce54">
            <text:p><text:s text:c="3"/>23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82" table:style-name="ce55">
            <text:p><text:s text:c="3"/>82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32" table:style-name="ce55">
            <text:p><text:s text:c="3"/>832</text:p>
          </table:table-cell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8">
            <text:p>高雄市</text:p>
          </table:table-cell>
          <table:table-cell office:value-type="string" table:style-name="ce61">
            <text:p>男</text:p>
          </table:table-cell>
          <table:table-cell office:value-type="float" office:value="5490" table:style-name="ce50">
            <text:p><text:s text:c="3"/>5,490</text:p>
          </table:table-cell>
          <table:table-cell office:value-type="float" office:value="5519" table:style-name="ce50">
            <text:p><text:s text:c="3"/>5,519</text:p>
          </table:table-cell>
          <table:table-cell office:value-type="float" office:value="943" table:style-name="ce50">
            <text:p><text:s text:c="3"/>943</text:p>
          </table:table-cell>
          <table:table-cell office:value-type="float" office:value="1049" table:style-name="ce50">
            <text:p><text:s text:c="3"/>1,049</text:p>
          </table:table-cell>
          <table:table-cell office:value-type="float" office:value="24" table:style-name="ce50">
            <text:p><text:s text:c="3"/>24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38" table:style-name="ce50">
            <text:p><text:s text:c="3"/>38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422" table:style-name="ce50">
            <text:p><text:s text:c="3"/>422</text:p>
          </table:table-cell>
          <table:table-cell office:value-type="float" office:value="655" table:style-name="ce50">
            <text:p><text:s text:c="3"/>655</text:p>
          </table:table-cell>
          <table:table-cell office:value-type="float" office:value="622" table:style-name="ce50">
            <text:p><text:s text:c="3"/>62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82">
            <text:p>女</text:p>
          </table:table-cell>
          <table:table-cell office:value-type="float" office:value="6322" table:style-name="ce46">
            <text:p><text:s text:c="3"/>6,322</text:p>
          </table:table-cell>
          <table:table-cell office:value-type="float" office:value="6353" table:style-name="ce46">
            <text:p><text:s text:c="3"/>6,353</text:p>
          </table:table-cell>
          <table:table-cell office:value-type="float" office:value="916" table:style-name="ce46">
            <text:p><text:s text:c="3"/>916</text:p>
          </table:table-cell>
          <table:table-cell office:value-type="float" office:value="717" table:style-name="ce46">
            <text:p><text:s text:c="3"/>71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10" table:style-name="ce47">
            <text:p><text:s text:c="3"/>410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20">
            <text:p>計</text:p>
          </table:table-cell>
          <table:table-cell office:value-type="float" office:value="24032" table:style-name="ce54">
            <text:p><text:s text:c="3"/>24,032</text:p>
          </table:table-cell>
          <table:table-cell office:value-type="float" office:value="25387" table:style-name="ce54">
            <text:p><text:s text:c="3"/>25,387</text:p>
          </table:table-cell>
          <table:table-cell office:value-type="float" office:value="4731" table:style-name="ce54">
            <text:p><text:s text:c="3"/>4,731</text:p>
          </table:table-cell>
          <table:table-cell office:value-type="float" office:value="5226" table:style-name="ce54">
            <text:p><text:s text:c="3"/>5,226</text:p>
          </table:table-cell>
          <table:table-cell office:value-type="float" office:value="114" table:style-name="ce54">
            <text:p><text:s text:c="3"/>114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26" table:style-name="ce54">
            <text:p><text:s text:c="3"/>26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2175" table:style-name="ce54">
            <text:p><text:s text:c="3"/>2,17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8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11375" table:style-name="ce137">
            <text:p><text:s text:c="3"/>11,375</text:p>
          </table:table-cell>
          <table:table-cell office:value-type="float" office:value="11933" table:style-name="ce137">
            <text:p><text:s text:c="3"/>11,933</text:p>
          </table:table-cell>
          <table:table-cell office:value-type="float" office:value="2449" table:style-name="ce137">
            <text:p><text:s text:c="3"/>2,449</text:p>
          </table:table-cell>
          <table:table-cell office:value-type="float" office:value="3131" table:style-name="ce137">
            <text:p><text:s text:c="3"/>3,131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22" table:style-name="ce137">
            <text:p><text:s text:c="3"/>22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126" table:style-name="ce137">
            <text:p><text:s text:c="3"/>126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1102" table:style-name="ce137">
            <text:p><text:s text:c="3"/>1,102</text:p>
          </table:table-cell>
          <table:table-cell office:value-type="float" office:value="1583" table:style-name="ce137">
            <text:p><text:s text:c="3"/>1,583</text:p>
          </table:table-cell>
          <table:table-cell office:value-type="float" office:value="1420" table:style-name="ce136">
            <text:p><text:s text:c="3"/>1,4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5">
            <text:p>女</text:p>
          </table:table-cell>
          <table:table-cell office:value-type="float" office:value="12657" table:style-name="ce134">
            <text:p><text:s text:c="3"/>12,657</text:p>
          </table:table-cell>
          <table:table-cell office:value-type="float" office:value="13454" table:style-name="ce134">
            <text:p><text:s text:c="3"/>13,454</text:p>
          </table:table-cell>
          <table:table-cell office:value-type="float" office:value="2282" table:style-name="ce134">
            <text:p><text:s text:c="3"/>2,282</text:p>
          </table:table-cell>
          <table:table-cell office:value-type="float" office:value="2095" table:style-name="ce134">
            <text:p><text:s text:c="3"/>2,095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1073" table:style-name="ce134">
            <text:p><text:s text:c="3"/>1,073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973" table:style-name="ce39">
            <text:p><text:s text:c="3"/>1,973</text:p>
          </table:table-cell>
          <table:table-cell office:value-type="float" office:value="1935" table:style-name="ce39">
            <text:p><text:s text:c="3"/>1,935</text:p>
          </table:table-cell>
          <table:table-cell office:value-type="float" office:value="325" table:style-name="ce39">
            <text:p><text:s text:c="3"/>325</text:p>
          </table:table-cell>
          <table:table-cell office:value-type="float" office:value="321" table:style-name="ce39">
            <text:p><text:s text:c="3"/>321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0" table:style-name="ce129">
            <text:p>—</text:p>
          </table:table-cell>
          <table:table-cell office:value-type="float" office:value="132" table:style-name="ce129">
            <text:p><text:s text:c="3"/>13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921" table:style-name="ce33">
            <text:p><text:s text:c="3"/>921</text:p>
          </table:table-cell>
          <table:table-cell office:value-type="float" office:value="884" table:style-name="ce33">
            <text:p><text:s text:c="3"/>884</text:p>
          </table:table-cell>
          <table:table-cell office:value-type="float" office:value="155" table:style-name="ce33">
            <text:p><text:s text:c="3"/>155</text:p>
          </table:table-cell>
          <table:table-cell office:value-type="float" office:value="194" table:style-name="ce33">
            <text:p><text:s text:c="3"/>194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0" table:style-name="ce33">
            <text:p>—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107" table:style-name="ce33">
            <text:p><text:s text:c="3"/>10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052" table:style-name="ce125">
            <text:p><text:s text:c="3"/>1,052</text:p>
          </table:table-cell>
          <table:table-cell office:value-type="float" office:value="1051" table:style-name="ce125">
            <text:p><text:s text:c="3"/>1,051</text:p>
          </table:table-cell>
          <table:table-cell office:value-type="float" office:value="170" table:style-name="ce125">
            <text:p><text:s text:c="3"/>170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0" table:style-name="ce126">
            <text:p>—</text:p>
          </table:table-cell>
          <table:table-cell office:value-type="float" office:value="55" table:style-name="ce126">
            <text:p><text:s text:c="3"/>5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342" table:style-name="ce39">
            <text:p><text:s text:c="3"/>2,342</text:p>
          </table:table-cell>
          <table:table-cell office:value-type="float" office:value="2030" table:style-name="ce39">
            <text:p><text:s text:c="3"/>2,030</text:p>
          </table:table-cell>
          <table:table-cell office:value-type="float" office:value="483" table:style-name="ce39">
            <text:p><text:s text:c="3"/>483</text:p>
          </table:table-cell>
          <table:table-cell office:value-type="float" office:value="325" table:style-name="ce39">
            <text:p><text:s text:c="3"/>325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0" table:style-name="ce129">
            <text:p>—</text:p>
          </table:table-cell>
          <table:table-cell office:value-type="float" office:value="203" table:style-name="ce129">
            <text:p><text:s text:c="3"/>20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<text:span text:style-name="T1">竹縣</text:span></text:p>
          </table:table-cell>
          <table:table-cell office:value-type="string" table:style-name="ce20">
            <text:p>男</text:p>
          </table:table-cell>
          <table:table-cell office:value-type="float" office:value="1128" table:style-name="ce33">
            <text:p><text:s text:c="3"/>1,128</text:p>
          </table:table-cell>
          <table:table-cell office:value-type="float" office:value="967" table:style-name="ce33">
            <text:p><text:s text:c="3"/>967</text:p>
          </table:table-cell>
          <table:table-cell office:value-type="float" office:value="261" table:style-name="ce33">
            <text:p><text:s text:c="3"/>261</text:p>
          </table:table-cell>
          <table:table-cell office:value-type="float" office:value="202" table:style-name="ce33">
            <text:p><text:s text:c="3"/>20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137" table:style-name="ce33">
            <text:p><text:s text:c="3"/>137</text:p>
          </table:table-cell>
          <table:table-cell office:value-type="float" office:value="126" table:style-name="ce33">
            <text:p><text:s text:c="3"/>12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214" table:style-name="ce125">
            <text:p><text:s text:c="3"/>1,214</text:p>
          </table:table-cell>
          <table:table-cell office:value-type="float" office:value="1063" table:style-name="ce125">
            <text:p><text:s text:c="3"/>1,063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3" table:style-name="ce125">
            <text:p><text:s text:c="3"/>12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6">
            <text:p>—</text:p>
          </table:table-cell>
          <table:table-cell office:value-type="float" office:value="99" table:style-name="ce126">
            <text:p><text:s text:c="3"/>9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495" table:style-name="ce39">
            <text:p><text:s text:c="3"/>1,495</text:p>
          </table:table-cell>
          <table:table-cell office:value-type="float" office:value="1871" table:style-name="ce39">
            <text:p><text:s text:c="3"/>1,871</text:p>
          </table:table-cell>
          <table:table-cell office:value-type="float" office:value="404" table:style-name="ce39">
            <text:p><text:s text:c="3"/>404</text:p>
          </table:table-cell>
          <table:table-cell office:value-type="float" office:value="421" table:style-name="ce39">
            <text:p><text:s text:c="3"/>421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78" table:style-name="ce129">
            <text:p><text:s text:c="3"/>17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苗<text:span text:style-name="T1">栗縣</text:span></text:p>
          </table:table-cell>
          <table:table-cell office:value-type="string" table:style-name="ce20">
            <text:p>男</text:p>
          </table:table-cell>
          <table:table-cell office:value-type="float" office:value="730" table:style-name="ce33">
            <text:p><text:s text:c="3"/>730</text:p>
          </table:table-cell>
          <table:table-cell office:value-type="float" office:value="866" table:style-name="ce33">
            <text:p><text:s text:c="3"/>866</text:p>
          </table:table-cell>
          <table:table-cell office:value-type="float" office:value="206" table:style-name="ce33">
            <text:p><text:s text:c="3"/>206</text:p>
          </table:table-cell>
          <table:table-cell office:value-type="float" office:value="240" table:style-name="ce33">
            <text:p><text:s text:c="3"/>24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89" table:style-name="ce33">
            <text:p><text:s text:c="3"/>89</text:p>
          </table:table-cell>
          <table:table-cell office:value-type="float" office:value="118" table:style-name="ce33">
            <text:p><text:s text:c="3"/>118</text:p>
          </table:table-cell>
          <table:table-cell office:value-type="float" office:value="123" table:style-name="ce33">
            <text:p><text:s text:c="3"/>12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65" table:style-name="ce125">
            <text:p><text:s text:c="3"/>765</text:p>
          </table:table-cell>
          <table:table-cell office:value-type="float" office:value="1005" table:style-name="ce125">
            <text:p><text:s text:c="3"/>1,005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0" table:style-name="ce126">
            <text:p>—</text:p>
          </table:table-cell>
          <table:table-cell office:value-type="float" office:value="89" table:style-name="ce126">
            <text:p><text:s text:c="3"/>8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3089" table:style-name="ce39">
            <text:p><text:s text:c="3"/>3,089</text:p>
          </table:table-cell>
          <table:table-cell office:value-type="float" office:value="3826" table:style-name="ce39">
            <text:p><text:s text:c="3"/>3,826</text:p>
          </table:table-cell>
          <table:table-cell office:value-type="float" office:value="971" table:style-name="ce39">
            <text:p><text:s text:c="3"/>971</text:p>
          </table:table-cell>
          <table:table-cell office:value-type="float" office:value="859" table:style-name="ce39">
            <text:p><text:s text:c="3"/>859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129">
            <text:p>—</text:p>
          </table:table-cell>
          <table:table-cell office:value-type="float" office:value="30" table:style-name="ce129">
            <text:p><text:s text:c="3"/>30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343" table:style-name="ce129">
            <text:p><text:s text:c="3"/>34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彰<text:span text:style-name="T1">化縣</text:span></text:p>
          </table:table-cell>
          <table:table-cell office:value-type="string" table:style-name="ce20">
            <text:p>男</text:p>
          </table:table-cell>
          <table:table-cell office:value-type="float" office:value="1460" table:style-name="ce33">
            <text:p><text:s text:c="3"/>1,460</text:p>
          </table:table-cell>
          <table:table-cell office:value-type="float" office:value="1767" table:style-name="ce33">
            <text:p><text:s text:c="3"/>1,767</text:p>
          </table:table-cell>
          <table:table-cell office:value-type="float" office:value="524" table:style-name="ce33">
            <text:p><text:s text:c="3"/>524</text:p>
          </table:table-cell>
          <table:table-cell office:value-type="float" office:value="491" table:style-name="ce33">
            <text:p><text:s text:c="3"/>491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77" table:style-name="ce33">
            <text:p><text:s text:c="3"/>177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219" table:style-name="ce33">
            <text:p><text:s text:c="3"/>2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629" table:style-name="ce125">
            <text:p><text:s text:c="3"/>1,629</text:p>
          </table:table-cell>
          <table:table-cell office:value-type="float" office:value="2059" table:style-name="ce125">
            <text:p><text:s text:c="3"/>2,059</text:p>
          </table:table-cell>
          <table:table-cell office:value-type="float" office:value="447" table:style-name="ce125">
            <text:p><text:s text:c="3"/>447</text:p>
          </table:table-cell>
          <table:table-cell office:value-type="float" office:value="368" table:style-name="ce125">
            <text:p><text:s text:c="3"/>368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6">
            <text:p>—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66" table:style-name="ce126">
            <text:p><text:s text:c="3"/>16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320" table:style-name="ce39">
            <text:p><text:s text:c="3"/>1,320</text:p>
          </table:table-cell>
          <table:table-cell office:value-type="float" office:value="1673" table:style-name="ce39">
            <text:p><text:s text:c="3"/>1,673</text:p>
          </table:table-cell>
          <table:table-cell office:value-type="float" office:value="303" table:style-name="ce39">
            <text:p><text:s text:c="3"/>303</text:p>
          </table:table-cell>
          <table:table-cell office:value-type="float" office:value="386" table:style-name="ce39">
            <text:p><text:s text:c="3"/>386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41" table:style-name="ce129">
            <text:p><text:s text:c="3"/>14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南<text:span text:style-name="T1">投縣</text:span></text:p>
          </table:table-cell>
          <table:table-cell office:value-type="string" table:style-name="ce20">
            <text:p>男</text:p>
          </table:table-cell>
          <table:table-cell office:value-type="float" office:value="639" table:style-name="ce33">
            <text:p><text:s text:c="3"/>639</text:p>
          </table:table-cell>
          <table:table-cell office:value-type="float" office:value="768" table:style-name="ce33">
            <text:p><text:s text:c="3"/>768</text:p>
          </table:table-cell>
          <table:table-cell office:value-type="float" office:value="141" table:style-name="ce33">
            <text:p><text:s text:c="3"/>141</text:p>
          </table:table-cell>
          <table:table-cell office:value-type="float" office:value="240" table:style-name="ce33">
            <text:p><text:s text:c="3"/>24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126" table:style-name="ce33">
            <text:p><text:s text:c="3"/>126</text:p>
          </table:table-cell>
          <table:table-cell office:value-type="float" office:value="88" table:style-name="ce33">
            <text:p><text:s text:c="3"/>8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81" table:style-name="ce125">
            <text:p><text:s text:c="3"/>681</text:p>
          </table:table-cell>
          <table:table-cell office:value-type="float" office:value="905" table:style-name="ce125">
            <text:p><text:s text:c="3"/>905</text:p>
          </table:table-cell>
          <table:table-cell office:value-type="float" office:value="162" table:style-name="ce125">
            <text:p><text:s text:c="3"/>162</text:p>
          </table:table-cell>
          <table:table-cell office:value-type="float" office:value="146" table:style-name="ce125">
            <text:p><text:s text:c="3"/>14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68" table:style-name="ce126">
            <text:p><text:s text:c="3"/>68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791" table:style-name="ce39">
            <text:p><text:s text:c="3"/>1,791</text:p>
          </table:table-cell>
          <table:table-cell office:value-type="float" office:value="1968" table:style-name="ce39">
            <text:p><text:s text:c="3"/>1,968</text:p>
          </table:table-cell>
          <table:table-cell office:value-type="float" office:value="383" table:style-name="ce39">
            <text:p><text:s text:c="3"/>383</text:p>
          </table:table-cell>
          <table:table-cell office:value-type="float" office:value="582" table:style-name="ce39">
            <text:p><text:s text:c="3"/>582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9" table:style-name="ce129">
            <text:p><text:s text:c="3"/>19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84" table:style-name="ce129">
            <text:p><text:s text:c="3"/>18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雲<text:span text:style-name="T1">林縣</text:span></text:p>
          </table:table-cell>
          <table:table-cell office:value-type="string" table:style-name="ce20">
            <text:p>男</text:p>
          </table:table-cell>
          <table:table-cell office:value-type="float" office:value="838" table:style-name="ce33">
            <text:p><text:s text:c="3"/>838</text:p>
          </table:table-cell>
          <table:table-cell office:value-type="float" office:value="896" table:style-name="ce33">
            <text:p><text:s text:c="3"/>896</text:p>
          </table:table-cell>
          <table:table-cell office:value-type="float" office:value="186" table:style-name="ce33">
            <text:p><text:s text:c="3"/>186</text:p>
          </table:table-cell>
          <table:table-cell office:value-type="float" office:value="363" table:style-name="ce33">
            <text:p><text:s text:c="3"/>36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0" table:style-name="ce33">
            <text:p>—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106" table:style-name="ce33">
            <text:p><text:s text:c="3"/>10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953" table:style-name="ce125">
            <text:p><text:s text:c="3"/>953</text:p>
          </table:table-cell>
          <table:table-cell office:value-type="float" office:value="1072" table:style-name="ce125">
            <text:p><text:s text:c="3"/>1,072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94" table:style-name="ce126">
            <text:p><text:s text:c="3"/>9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411" table:style-name="ce39">
            <text:p><text:s text:c="3"/>1,411</text:p>
          </table:table-cell>
          <table:table-cell office:value-type="float" office:value="1486" table:style-name="ce39">
            <text:p><text:s text:c="3"/>1,486</text:p>
          </table:table-cell>
          <table:table-cell office:value-type="float" office:value="236" table:style-name="ce39">
            <text:p><text:s text:c="3"/>236</text:p>
          </table:table-cell>
          <table:table-cell office:value-type="float" office:value="470" table:style-name="ce39">
            <text:p><text:s text:c="3"/>47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24" table:style-name="ce129">
            <text:p><text:s text:c="3"/>12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<text:span text:style-name="T1">義縣</text:span></text:p>
          </table:table-cell>
          <table:table-cell office:value-type="string" table:style-name="ce20">
            <text:p>男</text:p>
          </table:table-cell>
          <table:table-cell office:value-type="float" office:value="644" table:style-name="ce33">
            <text:p><text:s text:c="3"/>644</text:p>
          </table:table-cell>
          <table:table-cell office:value-type="float" office:value="685" table:style-name="ce33">
            <text:p><text:s text:c="3"/>685</text:p>
          </table:table-cell>
          <table:table-cell office:value-type="float" office:value="130" table:style-name="ce33">
            <text:p><text:s text:c="3"/>130</text:p>
          </table:table-cell>
          <table:table-cell office:value-type="float" office:value="277" table:style-name="ce33">
            <text:p><text:s text:c="3"/>277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3" table:style-name="ce33">
            <text:p><text:s text:c="3"/>63</text:p>
          </table:table-cell>
          <table:table-cell office:value-type="float" office:value="101" table:style-name="ce33">
            <text:p><text:s text:c="3"/>101</text:p>
          </table:table-cell>
          <table:table-cell office:value-type="float" office:value="101" table:style-name="ce33">
            <text:p><text:s text:c="3"/>10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67" table:style-name="ce125">
            <text:p><text:s text:c="3"/>767</text:p>
          </table:table-cell>
          <table:table-cell office:value-type="float" office:value="801" table:style-name="ce125">
            <text:p><text:s text:c="3"/>801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193" table:style-name="ce125">
            <text:p><text:s text:c="3"/>19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0" table:style-name="ce126">
            <text:p>—</text:p>
          </table:table-cell>
          <table:table-cell office:value-type="float" office:value="61" table:style-name="ce126">
            <text:p><text:s text:c="3"/>61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628" table:style-name="ce39">
            <text:p><text:s text:c="3"/>2,628</text:p>
          </table:table-cell>
          <table:table-cell office:value-type="float" office:value="2826" table:style-name="ce39">
            <text:p><text:s text:c="3"/>2,826</text:p>
          </table:table-cell>
          <table:table-cell office:value-type="float" office:value="431" table:style-name="ce39">
            <text:p><text:s text:c="3"/>431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64" table:style-name="ce129">
            <text:p><text:s text:c="3"/>26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屏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1229" table:style-name="ce33">
            <text:p><text:s text:c="3"/>1,229</text:p>
          </table:table-cell>
          <table:table-cell office:value-type="float" office:value="1329" table:style-name="ce33">
            <text:p><text:s text:c="3"/>1,329</text:p>
          </table:table-cell>
          <table:table-cell office:value-type="float" office:value="250" table:style-name="ce33">
            <text:p><text:s text:c="3"/>250</text:p>
          </table:table-cell>
          <table:table-cell office:value-type="float" office:value="423" table:style-name="ce33">
            <text:p><text:s text:c="3"/>423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30" table:style-name="ce33">
            <text:p><text:s text:c="3"/>130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178" table:style-name="ce33">
            <text:p><text:s text:c="3"/>17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399" table:style-name="ce125">
            <text:p><text:s text:c="3"/>1,399</text:p>
          </table:table-cell>
          <table:table-cell office:value-type="float" office:value="1497" table:style-name="ce125">
            <text:p><text:s text:c="3"/>1,497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134" table:style-name="ce126">
            <text:p><text:s text:c="3"/>13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860" table:style-name="ce39">
            <text:p><text:s text:c="3"/>860</text:p>
          </table:table-cell>
          <table:table-cell office:value-type="float" office:value="849" table:style-name="ce39">
            <text:p><text:s text:c="3"/>849</text:p>
          </table:table-cell>
          <table:table-cell office:value-type="float" office:value="113" table:style-name="ce39">
            <text:p><text:s text:c="3"/>113</text:p>
          </table:table-cell>
          <table:table-cell office:value-type="float" office:value="208" table:style-name="ce39">
            <text:p><text:s text:c="3"/>20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92" table:style-name="ce129">
            <text:p><text:s text:c="3"/>9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臺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429" table:style-name="ce33">
            <text:p><text:s text:c="3"/>429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42" table:style-name="ce33">
            <text:p><text:s text:c="3"/>4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400" table:style-name="ce125">
            <text:p><text:s text:c="3"/>400</text:p>
          </table:table-cell>
          <table:table-cell office:value-type="float" office:value="420" table:style-name="ce125">
            <text:p><text:s text:c="3"/>420</text:p>
          </table:table-cell>
          <table:table-cell office:value-type="float" office:value="45" table:style-name="ce125">
            <text:p><text:s text:c="3"/>45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44" table:style-name="ce126">
            <text:p><text:s text:c="3"/>4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700" table:style-name="ce39">
            <text:p><text:s text:c="3"/>1,700</text:p>
          </table:table-cell>
          <table:table-cell office:value-type="float" office:value="1611" table:style-name="ce39">
            <text:p><text:s text:c="3"/>1,611</text:p>
          </table:table-cell>
          <table:table-cell office:value-type="float" office:value="203" table:style-name="ce39">
            <text:p><text:s text:c="3"/>203</text:p>
          </table:table-cell>
          <table:table-cell office:value-type="float" office:value="283" table:style-name="ce39">
            <text:p><text:s text:c="3"/>283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9" table:style-name="ce129">
            <text:p><text:s text:c="3"/>29</text:p>
          </table:table-cell>
          <table:table-cell office:value-type="float" office:value="0" table:style-name="ce129">
            <text:p>—</text:p>
          </table:table-cell>
          <table:table-cell office:value-type="float" office:value="137" table:style-name="ce129">
            <text:p><text:s text:c="3"/>13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花<text:span text:style-name="T1">蓮縣</text:span></text:p>
          </table:table-cell>
          <table:table-cell office:value-type="string" table:style-name="ce20">
            <text:p>男</text:p>
          </table:table-cell>
          <table:table-cell office:value-type="float" office:value="790" table:style-name="ce33">
            <text:p><text:s text:c="3"/>790</text:p>
          </table:table-cell>
          <table:table-cell office:value-type="float" office:value="743" table:style-name="ce33">
            <text:p><text:s text:c="3"/>743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9" table:style-name="ce33">
            <text:p><text:s text:c="3"/>19</text:p>
          </table:table-cell>
          <table:table-cell office:value-type="float" office:value="0" table:style-name="ce33">
            <text:p>—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87" table:style-name="ce33">
            <text:p><text:s text:c="3"/>87</text:p>
          </table:table-cell>
          <table:table-cell office:value-type="float" office:value="68" table:style-name="ce33">
            <text:p><text:s text:c="3"/>6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910" table:style-name="ce125">
            <text:p><text:s text:c="3"/>910</text:p>
          </table:table-cell>
          <table:table-cell office:value-type="float" office:value="868" table:style-name="ce125">
            <text:p><text:s text:c="3"/>868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103" table:style-name="ce125">
            <text:p><text:s text:c="3"/>10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0" table:style-name="ce126">
            <text:p>—</text:p>
          </table:table-cell>
          <table:table-cell office:value-type="float" office:value="84" table:style-name="ce126">
            <text:p><text:s text:c="3"/>8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533" table:style-name="ce39">
            <text:p><text:s text:c="3"/>533</text:p>
          </table:table-cell>
          <table:table-cell office:value-type="float" office:value="503" table:style-name="ce39">
            <text:p><text:s text:c="3"/>503</text:p>
          </table:table-cell>
          <table:table-cell office:value-type="float" office:value="83" table:style-name="ce39">
            <text:p><text:s text:c="3"/>83</text:p>
          </table:table-cell>
          <table:table-cell office:value-type="float" office:value="64" table:style-name="ce39">
            <text:p><text:s text:c="3"/>6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9" table:style-name="ce129">
            <text:p><text:s text:c="3"/>3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澎<text:span text:style-name="T1">湖縣</text:span></text:p>
          </table:table-cell>
          <table:table-cell office:value-type="string" table:style-name="ce20">
            <text:p>男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307" table:style-name="ce33">
            <text:p><text:s text:c="3"/>30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3" table:style-name="ce33">
            <text:p><text:s text:c="3"/>2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12" table:style-name="ce126">
            <text:p><text:s text:c="3"/>12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799" table:style-name="ce39">
            <text:p><text:s text:c="3"/>1,799</text:p>
          </table:table-cell>
          <table:table-cell office:value-type="float" office:value="1700" table:style-name="ce39">
            <text:p><text:s text:c="3"/>1,700</text:p>
          </table:table-cell>
          <table:table-cell office:value-type="float" office:value="214" table:style-name="ce39">
            <text:p><text:s text:c="3"/>214</text:p>
          </table:table-cell>
          <table:table-cell office:value-type="float" office:value="228" table:style-name="ce39">
            <text:p><text:s text:c="3"/>22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0" table:style-name="ce129">
            <text:p>—</text:p>
          </table:table-cell>
          <table:table-cell office:value-type="float" office:value="122" table:style-name="ce129">
            <text:p><text:s text:c="3"/>12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基<text:span text:style-name="T1">隆市</text:span></text:p>
          </table:table-cell>
          <table:table-cell office:value-type="string" table:style-name="ce20">
            <text:p>男</text:p>
          </table:table-cell>
          <table:table-cell office:value-type="float" office:value="817" table:style-name="ce33">
            <text:p><text:s text:c="3"/>817</text:p>
          </table:table-cell>
          <table:table-cell office:value-type="float" office:value="808" table:style-name="ce33">
            <text:p><text:s text:c="3"/>808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89" table:style-name="ce33">
            <text:p><text:s text:c="3"/>89</text:p>
          </table:table-cell>
          <table:table-cell office:value-type="float" office:value="94" table:style-name="ce33">
            <text:p><text:s text:c="3"/>9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982" table:style-name="ce125">
            <text:p><text:s text:c="3"/>982</text:p>
          </table:table-cell>
          <table:table-cell office:value-type="float" office:value="892" table:style-name="ce125">
            <text:p><text:s text:c="3"/>89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61" table:style-name="ce126">
            <text:p><text:s text:c="3"/>61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041" table:style-name="ce39">
            <text:p><text:s text:c="3"/>2,041</text:p>
          </table:table-cell>
          <table:table-cell office:value-type="float" office:value="1919" table:style-name="ce39">
            <text:p><text:s text:c="3"/>1,919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10" table:style-name="ce39">
            <text:p><text:s text:c="3"/>210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0" table:style-name="ce129">
            <text:p>—</text:p>
          </table:table-cell>
          <table:table-cell office:value-type="float" office:value="129" table:style-name="ce129">
            <text:p><text:s text:c="3"/>12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<text:span text:style-name="T1">竹市</text:span></text:p>
          </table:table-cell>
          <table:table-cell office:value-type="string" table:style-name="ce20">
            <text:p>男</text:p>
          </table:table-cell>
          <table:table-cell office:value-type="float" office:value="942" table:style-name="ce33">
            <text:p><text:s text:c="3"/>942</text:p>
          </table:table-cell>
          <table:table-cell office:value-type="float" office:value="897" table:style-name="ce33">
            <text:p><text:s text:c="3"/>897</text:p>
          </table:table-cell>
          <table:table-cell office:value-type="float" office:value="204" table:style-name="ce33">
            <text:p><text:s text:c="3"/>204</text:p>
          </table:table-cell>
          <table:table-cell office:value-type="float" office:value="130" table:style-name="ce33">
            <text:p><text:s text:c="3"/>130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0" table:style-name="ce33">
            <text:p>—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98" table:style-name="ce33">
            <text:p><text:s text:c="3"/>98</text:p>
          </table:table-cell>
          <table:table-cell office:value-type="float" office:value="82" table:style-name="ce33">
            <text:p><text:s text:c="3"/>8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099" table:style-name="ce125">
            <text:p><text:s text:c="3"/>1,099</text:p>
          </table:table-cell>
          <table:table-cell office:value-type="float" office:value="1022" table:style-name="ce125">
            <text:p><text:s text:c="3"/>1,022</text:p>
          </table:table-cell>
          <table:table-cell office:value-type="float" office:value="201" table:style-name="ce125">
            <text:p><text:s text:c="3"/>201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0" table:style-name="ce126">
            <text:p>—</text:p>
          </table:table-cell>
          <table:table-cell office:value-type="float" office:value="70" table:style-name="ce126">
            <text:p><text:s text:c="3"/>70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050" table:style-name="ce39">
            <text:p><text:s text:c="3"/>1,050</text:p>
          </table:table-cell>
          <table:table-cell office:value-type="float" office:value="1190" table:style-name="ce39">
            <text:p><text:s text:c="3"/>1,190</text:p>
          </table:table-cell>
          <table:table-cell office:value-type="float" office:value="177" table:style-name="ce39">
            <text:p><text:s text:c="3"/>177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87" table:style-name="ce129">
            <text:p><text:s text:c="3"/>8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<text:span text:style-name="T1">義市</text:span></text:p>
          </table:table-cell>
          <table:table-cell office:value-type="string" table:style-name="ce20">
            <text:p>男</text:p>
          </table:table-cell>
          <table:table-cell office:value-type="float" office:value="492" table:style-name="ce33">
            <text:p><text:s text:c="3"/>492</text:p>
          </table:table-cell>
          <table:table-cell office:value-type="float" office:value="587" table:style-name="ce33">
            <text:p><text:s text:c="3"/>587</text:p>
          </table:table-cell>
          <table:table-cell office:value-type="float" office:value="88" table:style-name="ce33">
            <text:p><text:s text:c="3"/>88</text:p>
          </table:table-cell>
          <table:table-cell office:value-type="float" office:value="87" table:style-name="ce33">
            <text:p><text:s text:c="3"/>87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63" table:style-name="ce33">
            <text:p><text:s text:c="3"/>6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558" table:style-name="ce125">
            <text:p><text:s text:c="3"/>558</text:p>
          </table:table-cell>
          <table:table-cell office:value-type="float" office:value="603" table:style-name="ce125">
            <text:p><text:s text:c="3"/>603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83" table:style-name="ce125">
            <text:p><text:s text:c="3"/>8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0" table:style-name="ce126">
            <text:p>—</text:p>
          </table:table-cell>
          <table:table-cell office:value-type="float" office:value="36" table:style-name="ce126">
            <text:p><text:s text:c="3"/>3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61">
            <text:p>計</text:p>
          </table:table-cell>
          <table:table-cell office:value-type="float" office:value="967" table:style-name="ce51">
            <text:p><text:s text:c="3"/>967</text:p>
          </table:table-cell>
          <table:table-cell office:value-type="float" office:value="770" table:style-name="ce51">
            <text:p><text:s text:c="3"/>770</text:p>
          </table:table-cell>
          <table:table-cell office:value-type="float" office:value="106" table:style-name="ce51">
            <text:p><text:s text:c="3"/>106</text:p>
          </table:table-cell>
          <table:table-cell office:value-type="float" office:value="76" table:style-name="ce51">
            <text:p><text:s text:c="3"/>76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23" table:style-name="ce51">
            <text:p><text:s text:c="3"/>23</text:p>
          </table:table-cell>
          <table:table-cell office:value-type="string" table:style-name="ce50">
            <text:p><text:s text:c="8"/></text:p>
          </table:table-cell>
          <table:table-cell office:value-type="string" table:style-name="ce50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福建省</text:p>
          </table:table-cell>
          <table:table-cell office:value-type="string" table:style-name="ce61">
            <text:p>男</text:p>
          </table:table-cell>
          <table:table-cell office:value-type="float" office:value="488" table:style-name="ce72">
            <text:p><text:s text:c="3"/>488</text:p>
          </table:table-cell>
          <table:table-cell office:value-type="float" office:value="395" table:style-name="ce72">
            <text:p><text:s text:c="3"/>395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19" table:style-name="ce71">
            <text:p><text:s text:c="3"/>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2">
            <text:p>女</text:p>
          </table:table-cell>
          <table:table-cell office:value-type="float" office:value="479" table:style-name="ce68">
            <text:p><text:s text:c="3"/>479</text:p>
          </table:table-cell>
          <table:table-cell office:value-type="float" office:value="375" table:style-name="ce68">
            <text:p><text:s text:c="3"/>375</text:p>
          </table:table-cell>
          <table:table-cell office:value-type="float" office:value="54" table:style-name="ce68">
            <text:p><text:s text:c="3"/>54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0" table:style-name="ce68">
            <text:p><text:s text:c="3"/>10</text:p>
          </table:table-cell>
          <table:table-cell office:value-type="string" table:style-name="ce67">
            <text:p><text:s text:c="8"/></text:p>
          </table:table-cell>
          <table:table-cell office:value-type="string" table:style-name="ce6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860" table:style-name="ce39">
            <text:p><text:s text:c="3"/>860</text:p>
          </table:table-cell>
          <table:table-cell office:value-type="float" office:value="669" table:style-name="ce39">
            <text:p><text:s text:c="3"/>669</text:p>
          </table:table-cell>
          <table:table-cell office:value-type="float" office:value="88" table:style-name="ce39">
            <text:p><text:s text:c="3"/>88</text:p>
          </table:table-cell>
          <table:table-cell office:value-type="float" office:value="71" table:style-name="ce39">
            <text:p><text:s text:c="3"/>7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8" table:style-name="ce129">
            <text:p><text:s text:c="3"/>1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金<text:span text:style-name="T1">門縣</text:span></text:p>
          </table:table-cell>
          <table:table-cell office:value-type="string" table:style-name="ce20">
            <text:p>男</text:p>
          </table:table-cell>
          <table:table-cell office:value-type="float" office:value="421" table:style-name="ce33">
            <text:p><text:s text:c="3"/>421</text:p>
          </table:table-cell>
          <table:table-cell office:value-type="float" office:value="341" table:style-name="ce33">
            <text:p><text:s text:c="3"/>34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15" table:style-name="ce33">
            <text:p><text:s text:c="3"/>1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439" table:style-name="ce125">
            <text:p><text:s text:c="3"/>439</text:p>
          </table:table-cell>
          <table:table-cell office:value-type="float" office:value="328" table:style-name="ce125">
            <text:p><text:s text:c="3"/>328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6" table:style-name="ce126">
            <text:p><text:s text:c="3"/>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07" table:style-name="ce39">
            <text:p><text:s text:c="3"/>107</text:p>
          </table:table-cell>
          <table:table-cell office:value-type="float" office:value="101" table:style-name="ce39">
            <text:p><text:s text:c="3"/>101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5" table:style-name="ce129">
            <text:p><text:s text:c="3"/>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連<text:span text:style-name="T1">江縣</text:span></text:p>
          </table:table-cell>
          <table:table-cell office:value-type="string" table:style-name="ce20">
            <text:p>男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4" table:style-name="ce33">
            <text:p><text:s text:c="3"/>4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7"/>
          <table:table-cell office:value-type="string" table:style-name="ce15">
            <text:p>女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47" table:style-name="ce125">
            <text:p><text:s text:c="3"/>47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4" table:style-name="ce126">
            <text:p><text:s text:c="3"/>4</text:p>
          </table:table-cell>
          <table:table-cell table:number-columns-repeated="2" table:style-name="ce125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4"/>
          <table:table-cell office:value-type="string" table:style-name="ce123">
            <text:p>內政部戶政司 民國105年9月5日編製</text:p>
          </table:table-cell>
          <table:table-cell table:number-columns-repeated="16370" table:style-name="ce5"/>
        </table:table-row>
        <table:table-row table:style-name="ro6">
          <table:table-cell table:style-name="ce122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20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1"/>
          <table:table-cell table:number-columns-repeated="16370"/>
        </table:table-row>
        <table:table-row table:style-name="ro10">
          <table:table-cell table:style-name="ce120"/>
          <table:table-cell table:number-columns-repeated="16383" table:style-name="ce1"/>
        </table:table-row>
        <table:table-row table:style-name="ro10">
          <table:table-cell table:style-name="ce119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160" table:style-name="ta3">
        <table:table-source xlink:href="file:///D:/0662/A.上網月報(含1科)/105年/10508/新表號02,07~11-連結(公式)檔105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RCRP0C1D0" table:style-name="ta3">
        <table:table-source xlink:href="file:///D:/0662/A.上網月報(含1科)/105年/10508/新表號02,07~11-連結(公式)檔105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RCRP0C1E0" table:style-name="ta3">
        <table:table-source xlink:href="file:///D:/0662/A.上網月報(含1科)/105年/10508/新表號02,07~11-連結(公式)檔105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新02性比例等-年月別" table:style-name="ta3">
        <table:table-source xlink:href="file:///D:/0662/A.上網月報(含1科)/105年/10508/新表號02,07~11-連結(公式)檔105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2-縣市別" table:style-name="ta3">
        <table:table-source xlink:href="file:///D:/0662/A.上網月報(含1科)/105年/10508/新表號02,07~11-連結(公式)檔105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7出生-年月別" table:style-name="ta3">
        <table:table-source xlink:href="file:///D:/0662/A.上網月報(含1科)/105年/10508/新表號02,07~11-連結(公式)檔105.8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7-縣市別" table:style-name="ta3">
        <table:table-source xlink:href="file:///D:/0662/A.上網月報(含1科)/105年/10508/新表號02,07~11-連結(公式)檔105.8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8結婚-年月別_+計" table:style-name="ta3">
        <table:table-source xlink:href="file:///D:/0662/A.上網月報(含1科)/105年/10508/新表號02,07~11-連結(公式)檔105.8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8-縣市別+計" table:style-name="ta3">
        <table:table-source xlink:href="file:///D:/0662/A.上網月報(含1科)/105年/10508/新表號02,07~11-連結(公式)檔105.8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8-設籍情形+計" table:style-name="ta3">
        <table:table-source xlink:href="file:///D:/0662/A.上網月報(含1科)/105年/10508/新表號02,07~11-連結(公式)檔105.8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9離婚-年月別+計" table:style-name="ta3">
        <table:table-source xlink:href="file:///D:/0662/A.上網月報(含1科)/105年/10508/新表號02,07~11-連結(公式)檔105.8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9縣市別_+計" table:style-name="ta3">
        <table:table-source xlink:href="file:///D:/0662/A.上網月報(含1科)/105年/10508/新表號02,07~11-連結(公式)檔105.8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9設籍情形+計" table:style-name="ta3">
        <table:table-source xlink:href="file:///D:/0662/A.上網月報(含1科)/105年/10508/新表號02,07~11-連結(公式)檔105.8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5T09:34:39Z</meta:creation-date>
    <dc:date>2016-09-05T09:35:33Z</dc:date>
  </office:meta>
</office:document-meta>
</file>